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in" style:auto-text-indent="false"/>
      <style:text-properties style:font-name="Times New Roman" fo:font-size="14pt" fo:language="ru" fo:country="RU" fo:font-weight="bold" officeooo:paragraph-rsid="001ea299" style:font-size-asian="14pt" style:language-asian="ru" style:country-asian="RU" style:font-weight-asian="bold" style:font-size-complex="14pt"/>
    </style:style>
    <style:style style:name="P3" style:family="paragraph" style:parent-style-name="Обычный_20__2b__20_14_20_pt">
      <style:paragraph-properties fo:margin-left="0in" fo:margin-right="-0.0008in" fo:line-height="150%" fo:text-indent="0in" style:auto-text-indent="false"/>
      <style:text-properties officeooo:paragraph-rsid="002b6daa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2b6daa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/>
      <style:text-properties officeooo:paragraph-rsid="0025e643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da605" officeooo:paragraph-rsid="001da605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23cd1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319ec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3334f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paragraph-rsid="00319ece" style:font-size-asian="12pt" style:font-size-complex="12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3334f6" officeooo:paragraph-rsid="003334f6" style:font-size-asian="12pt" style:font-size-complex="12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font-size="12pt" officeooo:paragraph-rsid="00319ece" style:font-size-asian="12pt" style:font-size-complex="12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rsid="002b6daa" officeooo:paragraph-rsid="002b6daa" style:font-style-asian="italic" style:font-style-complex="italic"/>
    </style:style>
    <style:style style:name="P29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paragraph-rsid="002b6daa" style:font-style-asian="italic" style:font-style-complex="italic"/>
    </style:style>
    <style:style style:name="P30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officeooo:paragraph-rsid="002b6daa"/>
    </style:style>
    <style:style style:name="P31" style:family="paragraph" style:parent-style-name="Standard">
      <style:paragraph-properties fo:margin-left="0in" fo:margin-right="-0.002in" fo:line-height="150%" fo:text-align="justify" style:justify-single-word="false" fo:text-indent="0.3937in" style:auto-text-indent="false" style:text-autospace="none"/>
      <style:text-properties officeooo:paragraph-rsid="002b6daa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a3a49" style:font-size-asian="14pt" style:font-size-complex="14pt" fo:hyphenate="false" fo:hyphenation-remain-char-count="2" fo:hyphenation-push-char-count="2"/>
    </style:style>
    <style:style style:name="P3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2f2fa7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e7f7c" style:font-size-asian="14pt" style:font-size-complex="14pt" fo:hyphenate="fals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2f2fa7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urier new" fo:font-size="12pt" officeooo:rsid="002f8869" officeooo:paragraph-rsid="002f8869" style:font-size-asian="12pt" style:font-size-complex="12pt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urier new" fo:font-size="12pt" officeooo:paragraph-rsid="002f2fa7" style:font-size-asian="12pt" style:font-size-complex="12pt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311d29" style:font-size-asian="14pt" style:font-size-complex="14pt" fo:hyphenate="false" fo:hyphenation-remain-char-count="2" fo:hyphenation-push-char-count="2"/>
    </style:style>
    <style:style style:name="P4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4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8539a"/>
    </style:style>
    <style:style style:name="P45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5e643"/>
    </style:style>
    <style:style style:name="P46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77925"/>
    </style:style>
    <style:style style:name="P47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8" style:family="paragraph" style:parent-style-name="Обычный_20__2b__20_14_20_pt">
      <style:paragraph-properties fo:margin-left="0in" fo:margin-right="0in" fo:margin-top="0.1665in" fo:margin-bottom="0in" loext:contextual-spacing="false" fo:line-height="150%" fo:text-indent="0in" style:auto-text-indent="false"/>
      <style:text-properties officeooo:paragraph-rsid="002b6daa"/>
    </style:style>
    <style:style style:name="P49" style:family="paragraph" style:parent-style-name="Times14_5f_РИО2">
      <style:paragraph-properties fo:line-height="150%"/>
      <style:text-properties style:font-name="Courier new" fo:font-size="10pt" officeooo:paragraph-rsid="0025e643" style:font-size-asian="10pt" style:font-size-complex="10pt"/>
    </style:style>
    <style:style style:name="P50" style:family="paragraph" style:parent-style-name="Обычный_20__2b__20_14_20_pt">
      <style:paragraph-properties fo:margin-left="0in" fo:margin-right="-0.0008in" fo:line-height="150%" fo:text-indent="0.5in" style:auto-text-indent="false"/>
      <style:text-properties fo:font-size="8pt" officeooo:paragraph-rsid="002b6daa" style:font-size-asian="8pt" style:font-size-complex="8pt"/>
    </style:style>
    <style:style style:name="P51" style:family="paragraph" style:parent-style-name="Обычный_20__2b__20_14_20_pt">
      <style:paragraph-properties fo:margin-left="0in" fo:margin-right="-0.0008in" fo:line-height="150%" fo:text-align="justify" style:justify-single-word="false" fo:text-indent="0.5in" style:auto-text-indent="false"/>
      <style:text-properties fo:font-size="14pt" officeooo:paragraph-rsid="002b6daa" style:font-size-asian="14pt" style:font-size-complex="14pt"/>
    </style:style>
    <style:style style:name="P52" style:family="paragraph" style:parent-style-name="Обычный_20__2b__20_14_20_pt">
      <style:paragraph-properties fo:margin-left="0in" fo:margin-right="-0.0008in" fo:line-height="150%" fo:text-indent="0.5in" style:auto-text-indent="false"/>
      <style:text-properties officeooo:paragraph-rsid="002b6daa"/>
    </style:style>
    <style:style style:name="P53" style:family="paragraph" style:parent-style-name="Обычный_20__2b__20_14_20_pt">
      <style:paragraph-properties fo:margin-left="0in" fo:margin-right="-0.0008in" fo:line-height="150%" fo:orphans="2" fo:widows="2" fo:text-indent="0.5in" style:auto-text-indent="false"/>
      <style:text-properties officeooo:paragraph-rsid="002b6daa"/>
    </style:style>
    <style:style style:name="P54" style:family="paragraph" style:parent-style-name="Обычный_20__2b__20_14_20_pt">
      <style:paragraph-properties fo:margin-left="0in" fo:margin-right="-0.0008in" fo:line-height="150%" fo:text-indent="0.1972in" style:auto-text-indent="false"/>
      <style:text-properties fo:language="en" fo:country="US" officeooo:paragraph-rsid="002b6daa"/>
    </style:style>
    <style:style style:name="P55" style:family="paragraph" style:parent-style-name="Обычный_20__2b__20_14_20_pt">
      <style:paragraph-properties fo:margin-left="0.6898in" fo:margin-right="-0.0008in" fo:line-height="150%" fo:text-indent="0in" style:auto-text-indent="false"/>
      <style:text-properties officeooo:paragraph-rsid="002b6daa"/>
    </style:style>
    <style:style style:name="P56" style:family="paragraph" style:parent-style-name="Обычный_20__2b__20_14_20_pt">
      <style:paragraph-properties fo:margin-left="0.7874in" fo:margin-right="0in" fo:margin-top="0.0138in" fo:margin-bottom="0.0138in" loext:contextual-spacing="false" fo:line-height="150%" fo:text-indent="0in" style:auto-text-indent="false"/>
      <style:text-properties officeooo:paragraph-rsid="002b6daa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350144" style:font-size-asian="14pt" style:font-weight-asian="bold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3334f6" officeooo:paragraph-rsid="00350144" style:font-size-asian="12pt" style:font-size-complex="12pt"/>
    </style:style>
    <style:style style:name="P61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style:font-name="Times New Roman" fo:font-size="14pt" fo:language="ru" fo:country="RU" fo:font-style="normal" officeooo:rsid="002b6daa" officeooo:paragraph-rsid="002b6daa" style:font-size-asian="14pt" style:language-asian="ru" style:country-asian="RU" style:font-style-asian="normal" style:font-size-complex="14pt" style:font-style-complex="normal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rsid="002e7f7c" officeooo:paragraph-rsid="002e7f7c" style:font-size-asian="14pt" style:font-size-complex="14pt"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f2fa7" style:font-size-asian="14pt" style:font-size-complex="14pt"/>
    </style:style>
    <style:style style:name="T3" style:family="text">
      <style:text-properties fo:font-size="14pt" officeooo:rsid="002f8869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text-transform="uppercase" style:font-size-complex="14pt"/>
    </style:style>
    <style:style style:name="T9" style:family="text">
      <style:text-properties fo:text-transform="uppercase" style:font-size-complex="14pt" style:font-weight-complex="normal"/>
    </style:style>
    <style:style style:name="T10" style:family="text">
      <style:text-properties fo:text-transform="uppercase" officeooo:rsid="0025e643" style:font-size-complex="14pt" style:font-weight-complex="normal"/>
    </style:style>
    <style:style style:name="T11" style:family="text">
      <style:text-properties fo:text-transform="uppercase" officeooo:rsid="00277925" style:font-size-complex="14pt" style:font-weight-complex="normal"/>
    </style:style>
    <style:style style:name="T12" style:family="text">
      <style:text-properties fo:text-transform="uppercase" officeooo:rsid="0036a556" style:font-size-complex="14pt" style:font-weight-complex="normal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5" style:family="text">
      <style:text-properties fo:font-variant="normal" fo:text-transform="none" style:font-name="Courier new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6" style:family="text">
      <style:text-properties style:font-name="Symbol" fo:font-size="14pt" fo:language="ru" fo:country="RU" style:font-name-asian="Symbol" style:font-size-asian="14pt" style:language-asian="ru" style:country-asian="RU" style:font-name-complex="Symbol" style:font-size-complex="14pt"/>
    </style:style>
    <style:style style:name="T17" style:family="text">
      <style:text-properties style:font-name="Symbol" style:font-name-asian="Symbol" style:font-name-complex="Symbol"/>
    </style:style>
    <style:style style:name="T18" style:family="text">
      <style:text-properties style:font-name="Symbol" fo:language="en" fo:country="US" style:font-name-asian="Symbol" style:font-name-complex="Symbol"/>
    </style:style>
    <style:style style:name="T19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0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224a3c"/>
    </style:style>
    <style:style style:name="T23" style:family="text">
      <style:text-properties officeooo:rsid="0023cd11"/>
    </style:style>
    <style:style style:name="T24" style:family="text">
      <style:text-properties officeooo:rsid="002b6daa"/>
    </style:style>
    <style:style style:name="T25" style:family="text">
      <style:text-properties style:text-position="sub 58%"/>
    </style:style>
    <style:style style:name="T26" style:family="text">
      <style:text-properties style:text-position="sub 58%" fo:font-size="16pt" style:font-size-asian="16pt" style:font-size-complex="16pt"/>
    </style:style>
    <style:style style:name="T27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style:font-style-asian="italic" style:font-style-complex="italic"/>
    </style:style>
    <style:style style:name="T30" style:family="text">
      <style:text-properties style:text-position="-14% 100%" style:font-name="Symbol" fo:language="en" fo:country="US" style:font-name-asian="Symbol" style:font-name-complex="Symbol"/>
    </style:style>
    <style:style style:name="T31" style:family="text">
      <style:text-properties officeooo:rsid="002d446d"/>
    </style:style>
    <style:style style:name="T32" style:family="text">
      <style:text-properties officeooo:rsid="002e7f7c"/>
    </style:style>
    <style:style style:name="T33" style:family="text">
      <style:text-properties officeooo:rsid="002f2fa7"/>
    </style:style>
    <style:style style:name="T34" style:family="text">
      <style:text-properties officeooo:rsid="00311d29"/>
    </style:style>
    <style:style style:name="T35" style:family="text">
      <style:text-properties style:font-name="Courier new"/>
    </style:style>
    <style:style style:name="T36" style:family="text">
      <style:text-properties style:font-name="Courier new" fo:font-size="12pt" style:font-size-asian="12pt" style:font-size-complex="12pt"/>
    </style:style>
    <style:style style:name="T37" style:family="text">
      <style:text-properties officeooo:rsid="00319ece"/>
    </style:style>
    <style:style style:name="T38" style:family="text">
      <style:text-properties officeooo:rsid="003334f6"/>
    </style:style>
    <style:style style:name="T39" style:family="text">
      <style:text-properties officeooo:rsid="0036bf85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9">Кафедра МО ЭВМ</text:p>
      <text:p text:style-name="P15"/>
      <text:p text:style-name="P15"/>
      <text:p text:style-name="P15"/>
      <text:p text:style-name="P15"/>
      <text:p text:style-name="P8"/>
      <text:p text:style-name="P8"/>
      <text:p text:style-name="P8"/>
      <text:p text:style-name="P43"><text:span text:style-name="Название_20_книги"><text:span text:style-name="T8">отчет</text:span></text:span></text:p>
      <text:p text:style-name="P11">по лабораторной работе №<text:span text:style-name="T24">4</text:span></text:p>
      <text:p text:style-name="P13"><text:span text:style-name="T4">по дисциплине «</text:span><text:span text:style-name="T5">АЛГОРИТМЫ И СТРУКТУРЫ ДАННЫХ</text:span><text:span text:style-name="T4">»</text:span></text:p>
      <text:p text:style-name="P14"><text:span text:style-name="Название_20_книги"><text:span text:style-name="T13">Тема: </text:span></text:span><text:span text:style-name="Название_20_книги"><text:span text:style-name="T14">Деревья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Фирсов М.А.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10">2019</text:p>
      <text:p text:style-name="P26">Цель работы.</text:p>
      <text:p text:style-name="P17">Изучить принцип работы таких <text:span text:style-name="T24">структура данных, как дерево</text:span>. Научит<text:span text:style-name="T39">ь</text:span>ся реализовывать <text:span text:style-name="T24">деревья</text:span> на указателях. Научит<text:span text:style-name="T39">ь</text:span>ся использовать для их обработки рекурсивные функции и решить с их помощью практическую задачу.</text:p>
      <text:p text:style-name="P18"/>
      <text:p text:style-name="P18">Основные теоретические положения.</text:p>
      <text:p text:style-name="P6"><text:tab/><text:span text:style-name="T21">Дерево</text:span> – конечное множество <text:span text:style-name="T21">Т</text:span>, состоящее из одного или более узлов, таких, что</text:p>
      <text:p text:style-name="P52">а) имеется один специально обозначенный узел, называемый <text:span text:style-name="T21">корнем</text:span> данного дерева;</text:p>
      <text:p text:style-name="P52">б) остальные узлы (исключая корень) содержатся в <text:span text:style-name="T21">m</text:span> <text:span text:style-name="T17"></text:span> 0 попарно не пересекающихся множествах <text:span text:style-name="T21">Т</text:span><text:span text:style-name="T26">1</text:span>, <text:span text:style-name="T21">Т</text:span><text:span text:style-name="T26">2</text:span>, ..., <text:span text:style-name="T21">Т</text:span><text:span text:style-name="T27">m</text:span>, каждое из которых, в свою очередь, является деревом. Деревья <text:span text:style-name="T21">Т</text:span><text:span text:style-name="T26">1</text:span>, <text:span text:style-name="T21">Т</text:span><text:span text:style-name="T26">2</text:span>, ..., <text:span text:style-name="T21">Т</text:span><text:span text:style-name="T27">m</text:span><text:span text:style-name="T25"> </text:span>называются <text:span text:style-name="T21">поддеревьями</text:span> данного дерева.</text:p>
      <text:p text:style-name="P52">При программировании и разработке вычислительных алгоритмов удобно использовать именно такое <text:span text:style-name="T21">рекурсивное</text:span> определение, поскольку рекурсивность является естественной характеристикой этой структуры данных.</text:p>
      <text:p text:style-name="P52">Каждый узел дерева является корнем некоторого поддерева. В том случае, когда множество поддеревьев такого корня пусто, этот узел называется <text:span text:style-name="T21">концевым узлом</text:span>, или <text:span text:style-name="T21">листом</text:span>. <text:span text:style-name="T21">Уровень </text:span>узла определяется рекурсивно следующим образом: 1) корень имеет уровень 1; 2) другие узлы имеют уровень, на единицу больший их уровня в содержащем их поддереве этого корня. Используя для уровня узла <text:span text:style-name="T21">а</text:span> дерева <text:span text:style-name="T21">T</text:span> обозначение <text:span text:style-name="T21">уровень</text:span> (<text:span text:style-name="T21">a</text:span>, <text:span text:style-name="T21">T</text:span>), можно записать это определение в виде</text:p>
      <text:p text:style-name="P50"/>
      <text:p text:style-name="P54"><draw:frame draw:style-name="fr1" draw:name="Object1" text:anchor-type="as-char" svg:width="5.1626in" svg:height="0.466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8">где <text:span text:style-name="T21">T</text:span><text:span text:style-name="T27">i</text:span> – поддерево корня дерева <text:span text:style-name="T21">T</text:span>, такое, что <text:span text:style-name="T21">a </text:span><text:span text:style-name="T17"></text:span> <text:span text:style-name="T21">T</text:span><text:span text:style-name="T27">i</text:span>.</text:p>
      <text:p text:style-name="P52">Говорят, что каждый корень является <text:span text:style-name="T21">отцом </text:span>корней своих поддеревьев и что последние являются <text:span text:style-name="T21">сыновьями</text:span> своего отца и <text:span text:style-name="T21">братьями</text:span> между собой. Говорят также, что узел <text:span text:style-name="T21">n</text:span> – <text:span text:style-name="T21">предок</text:span> узла <text:span text:style-name="T21">m</text:span> (а узел <text:span text:style-name="T21">m</text:span> – <text:span text:style-name="T21">потомок</text:span> узла <text:span text:style-name="T21">n</text:span>), если <text:span text:style-name="T21">n</text:span> – либо отец <text:span text:style-name="T21">m</text:span>, либо отец некоторого предка <text:span text:style-name="T21">m</text:span>.</text:p>
      <text:p text:style-name="P52"><text:soft-page-break/>Если в определении дерева существен порядок перечисления поддеревьев <text:span text:style-name="T21">Т</text:span><text:span text:style-name="T26">1</text:span>, <text:span text:style-name="T21">Т</text:span><text:span text:style-name="T26">2</text:span>, ..., <text:span text:style-name="T21">Т</text:span><text:span text:style-name="T27">m</text:span>, то дерево называют <text:span text:style-name="T21">упорядоченным</text:span> и говорят о «первом» (<text:span text:style-name="T21">Т</text:span><text:span text:style-name="T26">1</text:span>), «втором» (<text:span text:style-name="T21">Т</text:span><text:span text:style-name="T26">2</text:span>) и т. д. поддеревьях данного корня. Далее будем считать, что все рассматриваемые деревья являются упорядоченными, если явно не оговорено противное. Отметим также, что в терминологии теории графов определенное ранее упорядоченное дерево более полно называлось бы «конечным ориентированным (корневым) упорядоченным деревом».</text:p>
      <text:p text:style-name="P6"><text:span text:style-name="T21">Лес</text:span> 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 <text:span text:style-name="T21">б</text:span> в определении дерева можно было бы сформулировать так: <text:span text:style-name="T21">узлы дерева, за исключением корня, образуют лес</text:span>.</text:p>
      <text:p text:style-name="P53">Рассмотрим функциональную спецификацию структуры данных дерева c узлами типа α: <text:span text:style-name="T21">Tree of </text:span>α = <text:span text:style-name="T21">Tree </text:span>(α). При этом лес деревьев <text:span text:style-name="T21">Forest </text:span>(α) определим как <text:span text:style-name="T21">L</text:span>_<text:span text:style-name="T21">list</text:span><text:span text:style-name="T28"> </text:span>(<text:span text:style-name="T21">Tree </text:span>(α)) через уже известную структуру линейного списка <text:span text:style-name="T21">L</text:span>_<text:span text:style-name="T21">list</text:span> с базовыми функциями <text:span text:style-name="T21">Cons</text:span>, <text:span text:style-name="T21">Head</text:span>, <text:span text:style-name="T21">Tail</text:span>, <text:span text:style-name="T21">Null</text:span> (см. 1.6). Базовые операции с деревом задаются набором функций:</text:p>
      <text:p text:style-name="P55">1)<text:span text:style-name="T28"> </text:span><text:span text:style-name="T29">Root</text:span>: <text:span text:style-name="T29">Tree</text:span> <text:span text:style-name="T17"></text:span> α;</text:p>
      <text:p text:style-name="P55"><text:span text:style-name="T28">2) </text:span><text:span text:style-name="T29">Listing</text:span><text:span text:style-name="T28">: </text:span><text:span text:style-name="T29">Tree</text:span><text:span text:style-name="T28"> </text:span><text:span text:style-name="T18"></text:span><text:span text:style-name="T28"> </text:span><text:span text:style-name="T29">Forest</text:span><text:span text:style-name="T28">;</text:span></text:p>
      <text:p text:style-name="P55"><text:span text:style-name="T28">3) </text:span><text:span text:style-name="T29">ConsTree</text:span><text:span text:style-name="T28">:</text:span><text:span text:style-name="T28"> </text:span>α<text:span text:style-name="T28"> </text:span><text:span text:style-name="T17"></text:span><text:span text:style-name="T28"> </text:span><text:span text:style-name="T29">Forest</text:span><text:span text:style-name="T28"> </text:span><text:span text:style-name="T18"></text:span><text:span text:style-name="T28"> </text:span><text:span text:style-name="T29">Tree</text:span></text:p>
      <text:p text:style-name="P3">и<text:span text:style-name="T28"> </text:span>аксиомами<text:span text:style-name="T28"> (</text:span><text:span text:style-name="T17"></text:span><text:span text:style-name="T29">u:</text:span><text:span text:style-name="T28"> </text:span>α<text:span text:style-name="T28">; </text:span><text:span text:style-name="T17"></text:span><text:span text:style-name="T29">f:</text:span><text:span text:style-name="T28"> </text:span><text:span text:style-name="T29">Forest </text:span><text:span text:style-name="T28">(</text:span>α<text:span text:style-name="T28">); </text:span><text:span text:style-name="T17"></text:span><text:span text:style-name="T29">t</text:span><text:span text:style-name="T28">: </text:span><text:span text:style-name="T29">Tree</text:span><text:span text:style-name="T28"> (</text:span>α<text:span text:style-name="T28">)):</text:span></text:p>
      <text:p text:style-name="P55">А<text:span text:style-name="T28">1) </text:span><text:span text:style-name="T29">Root</text:span><text:span text:style-name="T28"> (</text:span><text:span text:style-name="T29">ConsTree</text:span><text:span text:style-name="T28"> (</text:span><text:span text:style-name="T29">u</text:span><text:span text:style-name="T28">, </text:span><text:span text:style-name="T29">f</text:span><text:span text:style-name="T28">)) = </text:span><text:span text:style-name="T29">u</text:span><text:span text:style-name="T28">;</text:span></text:p>
      <text:p text:style-name="P55">А<text:span text:style-name="T28">2) </text:span><text:span text:style-name="T29">Listing</text:span><text:span text:style-name="T28"> (</text:span><text:span text:style-name="T29">ConsTree</text:span><text:span text:style-name="T28"> (</text:span><text:span text:style-name="T29">u</text:span><text:span text:style-name="T28">, </text:span><text:span text:style-name="T29">f</text:span><text:span text:style-name="T28">)) = </text:span><text:span text:style-name="T29">f</text:span><text:span text:style-name="T28">;</text:span></text:p>
      <text:p text:style-name="P55">А<text:span text:style-name="T28">3) </text:span><text:span text:style-name="T29">ConsTree</text:span><text:span text:style-name="T28"> (</text:span><text:span text:style-name="T29">Root </text:span><text:span text:style-name="T28">(</text:span><text:span text:style-name="T29">t</text:span><text:span text:style-name="T28">), </text:span><text:span text:style-name="T29">Listing</text:span><text:span text:style-name="T28"> (</text:span><text:span text:style-name="T29">t</text:span><text:span text:style-name="T28">)) = </text:span><text:span text:style-name="T29">t</text:span><text:span text:style-name="T28">.</text:span></text:p>
      <text:p text:style-name="P51">Здесь функции <text:span text:style-name="T21">Root</text:span> и <text:span text:style-name="T21">Listing</text:span> <text:span text:style-name="T17"></text:span> селекторы: <text:span text:style-name="T21">Root</text:span> выделяет корень дерева, а <text:span text:style-name="T21">Listing</text:span> выделяет лес поддеревьев корня данного дерева. Конструктор <text:span text:style-name="T21">ConsTree</text:span> порождает дерево из заданных узла и леса деревьев.</text:p>
      <text:p text:style-name="P52">Рассмотрим функциональную спецификацию структуры данных бинарного дерева с узлами типа α: <text:span text:style-name="T21">BinaryTree</text:span><text:span text:style-name="T28"> </text:span>(α) <text:span text:style-name="T17"></text:span> <text:span text:style-name="T21">BT</text:span><text:span text:style-name="T28"> </text:span>(α). Здесь важно различать ситуации обработки пустого и непустого бинарных деревьев, поскольку некоторые операции определяются только на непустых бинарных деревьях. Далее считаем, что значение типа <text:span text:style-name="T21">BT</text:span> есть либо <text:span text:style-name="T17"></text:span> (пустое бинарное дерево), либо значение типа <text:span text:style-name="T21">NonNullBT</text:span>. Тогда базовые операции типа <text:span text:style-name="T21">BT</text:span><text:span text:style-name="T28"> </text:span>(α) задаются набором функций:</text:p>
      <text:p text:style-name="P56"><text:soft-page-break/>1)<text:span text:style-name="T28"> </text:span><text:span text:style-name="T29">Root</text:span>: <text:span text:style-name="T29">NonNullBT</text:span> <text:span text:style-name="T17"></text:span> α;</text:p>
      <text:p text:style-name="P56"><text:span text:style-name="T28">2) </text:span><text:span text:style-name="T29">Left</text:span><text:span text:style-name="T28">: </text:span><text:span text:style-name="T29">NonNullBT</text:span><text:span text:style-name="T28"> </text:span><text:span text:style-name="T18"></text:span><text:span text:style-name="T28"> </text:span><text:span text:style-name="T29">BT</text:span><text:span text:style-name="T28">;</text:span></text:p>
      <text:p text:style-name="P56"><text:span text:style-name="T28">3) </text:span><text:span text:style-name="T29">Right</text:span><text:span text:style-name="T28">: </text:span><text:span text:style-name="T29">NonNullBT</text:span><text:span text:style-name="T28"> </text:span><text:span text:style-name="T18"></text:span><text:span text:style-name="T28"> </text:span><text:span text:style-name="T29">BT</text:span><text:span text:style-name="T28">;</text:span></text:p>
      <text:p text:style-name="P56"><text:span text:style-name="T28">4) </text:span><text:span text:style-name="T29">ConsBT</text:span><text:span text:style-name="T28">: </text:span>α<text:span text:style-name="T28"> </text:span><text:span text:style-name="T17"></text:span><text:span text:style-name="T28"> </text:span><text:span text:style-name="T29">BT </text:span><text:span text:style-name="T17"></text:span><text:span text:style-name="T28"> </text:span><text:span text:style-name="T29">BT</text:span><text:span text:style-name="T28"> </text:span><text:span text:style-name="T18"></text:span><text:span text:style-name="T28"> </text:span><text:span text:style-name="T29">NonNullBT</text:span><text:span text:style-name="T28">;</text:span></text:p>
      <text:p text:style-name="P56"><text:span text:style-name="T28">5) </text:span><text:span text:style-name="T29">Null</text:span><text:span text:style-name="T28">: </text:span><text:span text:style-name="T29">BT</text:span><text:span text:style-name="T28"> </text:span><text:span text:style-name="T18"></text:span><text:span text:style-name="T28"> </text:span><text:span text:style-name="T29">Boolean</text:span><text:span text:style-name="T28">;</text:span></text:p>
      <text:p text:style-name="P56"><text:span text:style-name="T28">6) </text:span><text:span text:style-name="T17"></text:span><text:span text:style-name="T28">: <text:s/></text:span><text:span text:style-name="T18"></text:span><text:span text:style-name="T28"> </text:span><text:span text:style-name="T29">BT</text:span><text:span text:style-name="T28"> </text:span></text:p>
      <text:p text:style-name="P3">и<text:span text:style-name="T28"> </text:span>набором<text:span text:style-name="T28"> </text:span>аксиом<text:span text:style-name="T28"> (</text:span><text:span text:style-name="T30"></text:span><text:span text:style-name="T29">u</text:span><text:span text:style-name="T28">: </text:span>α<text:span text:style-name="T28">, </text:span><text:span text:style-name="T30"></text:span><text:span text:style-name="T29">b</text:span><text:span text:style-name="T28">: </text:span><text:span text:style-name="T29">NonNullBT</text:span><text:span text:style-name="T28"> (</text:span>α<text:span text:style-name="T28">), </text:span><text:span text:style-name="T30"></text:span><text:span text:style-name="T29">b</text:span><text:span text:style-name="T28">1, </text:span><text:span text:style-name="T29">b</text:span><text:span text:style-name="T28">2: </text:span><text:span text:style-name="T29">BT</text:span><text:span text:style-name="T28"> (</text:span>α<text:span text:style-name="T28">)):</text:span></text:p>
      <text:p text:style-name="P56"><text:span text:style-name="T28">A1) </text:span><text:span text:style-name="T29">Null</text:span><text:span text:style-name="T28"> (</text:span><text:span text:style-name="T17"></text:span><text:span text:style-name="T28">) = </text:span><text:span text:style-name="T29">true</text:span><text:span text:style-name="T28">;</text:span></text:p>
      <text:p text:style-name="P56"><text:span text:style-name="T28">A1') </text:span><text:span text:style-name="T29">Null</text:span><text:span text:style-name="T28"> (</text:span><text:span text:style-name="T29">b</text:span><text:span text:style-name="T28">) = </text:span><text:span text:style-name="T29">false</text:span><text:span text:style-name="T28">;</text:span></text:p>
      <text:p text:style-name="P56"><text:span text:style-name="T28">A2) </text:span><text:span text:style-name="T29">Null</text:span><text:span text:style-name="T28"> (</text:span><text:span text:style-name="T29">ConsBT</text:span><text:span text:style-name="T28"> (</text:span><text:span text:style-name="T29">u</text:span><text:span text:style-name="T28">, </text:span><text:span text:style-name="T29">b</text:span><text:span text:style-name="T28">1, </text:span><text:span text:style-name="T29">b</text:span><text:span text:style-name="T28">2)) = </text:span><text:span text:style-name="T29">false</text:span><text:span text:style-name="T28">;</text:span></text:p>
      <text:p text:style-name="P56"><text:span text:style-name="T28">A3) </text:span><text:span text:style-name="T29">Root</text:span><text:span text:style-name="T28"> (</text:span><text:span text:style-name="T29">ConsBT</text:span><text:span text:style-name="T28"> (</text:span><text:span text:style-name="T29">u</text:span><text:span text:style-name="T28">, </text:span><text:span text:style-name="T29">b</text:span><text:span text:style-name="T28">1, </text:span><text:span text:style-name="T29">b</text:span><text:span text:style-name="T28">2)) = </text:span><text:span text:style-name="T29">u</text:span><text:span text:style-name="T28">;</text:span></text:p>
      <text:p text:style-name="P56"><text:span text:style-name="T28">A4) </text:span><text:span text:style-name="T29">Left</text:span><text:span text:style-name="T28"> (</text:span><text:span text:style-name="T29">ConsBT</text:span><text:span text:style-name="T28"> (</text:span><text:span text:style-name="T29">u</text:span><text:span text:style-name="T28">, </text:span><text:span text:style-name="T29">b</text:span><text:span text:style-name="T28">1, </text:span><text:span text:style-name="T29">b</text:span><text:span text:style-name="T28">2)) = </text:span><text:span text:style-name="T29">b</text:span><text:span text:style-name="T28">1;</text:span></text:p>
      <text:p text:style-name="P56"><text:span text:style-name="T28">A5) </text:span><text:span text:style-name="T29">Right </text:span><text:span text:style-name="T28">(</text:span><text:span text:style-name="T29">ConsBT</text:span><text:span text:style-name="T28"> (</text:span><text:span text:style-name="T29">u</text:span><text:span text:style-name="T28">, </text:span><text:span text:style-name="T29">b</text:span><text:span text:style-name="T28">1, </text:span><text:span text:style-name="T29">b</text:span><text:span text:style-name="T28">2)) = </text:span><text:span text:style-name="T29">b</text:span><text:span text:style-name="T28">2;</text:span></text:p>
      <text:p text:style-name="P56"><text:span text:style-name="T28">A6) </text:span><text:span text:style-name="T29">ConsBT</text:span><text:span text:style-name="T28"> (</text:span><text:span text:style-name="T29">Root</text:span><text:span text:style-name="T28"> (</text:span><text:span text:style-name="T29">b</text:span><text:span text:style-name="T28">), </text:span><text:span text:style-name="T29">Left</text:span><text:span text:style-name="T28"> (</text:span><text:span text:style-name="T29">b</text:span><text:span text:style-name="T28">), </text:span><text:span text:style-name="T29">Right</text:span><text:span text:style-name="T28"> (</text:span><text:span text:style-name="T29">b</text:span><text:span text:style-name="T28">)) = </text:span><text:span text:style-name="T29">b</text:span><text:span text:style-name="T28">.</text:span></text:p>
      <text:p text:style-name="P51">Здесь функции <text:span text:style-name="T21">Root</text:span>, <text:span text:style-name="T21">Left</text:span> и <text:span text:style-name="T21">Right</text:span> <text:span text:style-name="T17"></text:span> селекторы: <text:span text:style-name="T21">Root</text:span> выделяет корень бинарного дерева, а <text:span text:style-name="T21">Left</text:span> и <text:span text:style-name="T21">Right</text:span> <text:span text:style-name="T17"></text:span> его левое и правое поддеревья соответственно. Конструктор <text:span text:style-name="T21">ConsBT</text:span> порождает бинарное дерево из заданных узла и двух бинарных деревьев. Предикат <text:span text:style-name="T21">Null</text:span> <text:span text:style-name="T17"></text:span> индикатор, различающий пустое и непустое бинарные деревья.</text:p>
      <text:p text:style-name="P52">Бинарные деревья особенно полезны, в том числе потому, что существует естественное взаимно-однозначное соответствие между лесами и бинарными деревьями, и многие операции над лесом (деревом) могут быть реализованы как соответствующие операции над бинарным деревом, представляющим этот лес (дерево).</text:p>
      <text:p text:style-name="P27"/>
      <text:p text:style-name="P58">Задание</text:p>
      <text:p text:style-name="P29"><text:span text:style-name="T19">В заданиях 1 </text:span><text:span text:style-name="T16"></text:span><text:span text:style-name="T19"> 4, в зависимости от варианта, предлагается реализовать рекурсивные или нерекурсивные процедуры (функции); в последнем случае следует использовать стек и операции над ним.</text:span></text:p>
      <text:p text:style-name="P61">Вариант 2-д</text:p>
      <text:p text:style-name="P30"><text:span text:style-name="T1">Для заданного бинарного дерева </text:span><text:span text:style-name="T7">b</text:span><text:span text:style-name="T1"> типа </text:span><text:span text:style-name="T7">BT</text:span><text:span text:style-name="T1"> с произвольным типом элементов:</text:span></text:p>
      <text:p text:style-name="P30"><text:span text:style-name="T1">- определить максимальную глубину дерева </text:span><text:span text:style-name="T7">b</text:span><text:span text:style-name="T1">, т. е. число ветвей в самом длинном из путей от корня дерева до листьев;</text:span></text:p>
      <text:p text:style-name="P30"><text:span text:style-name="T1">- вычислить длину внутреннего пути дерева </text:span><text:span text:style-name="T7">b</text:span><text:span text:style-name="T1">, т. е. сумму по всем узлам длин путей от корня до узла;</text:span></text:p>
      <text:p text:style-name="P31"><text:span text:style-name="T1">- напечатать элементы из всех листьев дерева </text:span><text:span text:style-name="T7">b</text:span><text:span text:style-name="T1">;</text:span></text:p>
      <text:p text:style-name="P28"><text:span text:style-name="T19">- подсчитать число узлов на заданном уровне </text:span><text:span text:style-name="T20">n</text:span><text:span text:style-name="T19"> дерева </text:span><text:span text:style-name="T20">b</text:span><text:span text:style-name="T19"> (корень считать узлом 1-го уровня);</text:span></text:p>
      <text:p text:style-name="P2"/>
      <text:p text:style-name="P18">Реализация<text:tab/></text:p>
      <text:p text:style-name="P34"><text:span text:style-name="T2">Для программы был реализован </text:span><text:span text:style-name="T3">template</text:span><text:span text:style-name="T2"> класс дерева — BinaryTree.</text:span></text:p>
      <text:p text:style-name="P40">template &lt;class Elem&gt;</text:p>
      <text:p text:style-name="P40">class BinaryTree</text:p>
      <text:p text:style-name="P37">Данных класс в качестве приватного поля содержит указатель на структуру:</text:p>
      <text:p text:style-name="P39">struct binTree</text:p>
      <text:p text:style-name="P39"><text:s text:c="4"/>{</text:p>
      <text:p text:style-name="P39"><text:s text:c="8"/>binTree* left;</text:p>
      <text:p text:style-name="P39"><text:s text:c="8"/>binTree* right;</text:p>
      <text:p text:style-name="P39"><text:s text:c="8"/>Elem data;</text:p>
      <text:p text:style-name="P39"><text:s text:c="4"/>};</text:p>
      <text:p text:style-name="P41">Для работы с деревом предусмотрены такие функции, как:</text:p>
      <text:p text:style-name="P41"><text:span text:style-name="T36">Elem RootBT()</text:span> - <text:span text:style-name="T34">Возвращает значения в корне дерева</text:span></text:p>
      <text:p text:style-name="P41"><text:span text:style-name="T36">BinaryTree Left()</text:span><text:span text:style-name="T35"> </text:span>- <text:span text:style-name="T34">Возвращает левую ветвь дерева</text:span></text:p>
      <text:p text:style-name="P42"><text:span text:style-name="T36">BinaryTree Right()</text:span><text:span text:style-name="T35"> </text:span>- <text:span text:style-name="T34">Возвращает правую ветвь дерева</text:span></text:p>
      <text:p text:style-name="P41"><text:span text:style-name="T36">void destroy()</text:span><text:span text:style-name="T35"> </text:span>- <text:span text:style-name="T34">Удаляет дерево</text:span></text:p>
      <text:p text:style-name="P41"/>
      <text:p text:style-name="P38"><text:soft-page-break/><text:span text:style-name="T1">В основной функции </text:span><text:span text:style-name="T6">main</text:span><text:span text:style-name="T1"> последовательно происходит: </text:span></text:p>
      <text:p text:style-name="P35"><text:tab/>Вызов функций parseArgs, которая обрабатывает аргумента командной строки;</text:p>
      <text:p text:style-name="P35"><text:tab/>Затем, если требуется, открытие файлов на вход и выход; </text:p>
      <text:p text:style-name="P35"><text:tab/>Вызов функции _enterBT для считывания данных из потока ввода <text:span text:style-name="T31">и формирование объекта класса <text:tab/>BinaryTree</text:span>. </text:p>
      <text:p text:style-name="P35"><text:tab/><text:span text:style-name="T32">Введенное дерево выводится в строковом стандартизированном виде и в<text:tab/> наглядном перевернутом виде в поток вывода</text:span></text:p>
      <text:p text:style-name="P36"><text:tab/><text:span text:style-name="T32">Далее дерево передается в функцию hBT, которая считает максимальную глубину дерева</text:span></text:p>
      <text:p text:style-name="P62"><text:tab/>Далее дерево передается в функцию mBT, которая считает общую длину всего дерева</text:p>
      <text:p text:style-name="P62"><text:tab/>Далее дерево последовательно передается в функции printKLP printLKP и printLPK, которая выводят дерево в форматах КЛП, ЛЛП и ЛПК, соответственно.</text:p>
      <text:p text:style-name="P36"><text:tab/><text:span text:style-name="T33">Далее опционально <text:s/>дерево передается в функцию knotsPerLvl вместе с аргументом - <text:s/>значением уровня. Данная функция считает количество узлов на данном уровне</text:span></text:p>
      <text:p text:style-name="P36"/>
      <text:p text:style-name="P32">Результат выводится в консол<text:span text:style-name="T22">ь</text:span> и, опционально, в файл.</text:p>
      <text:p text:style-name="P32"/>
      <text:p text:style-name="P33"/>
      <text:p text:style-name="P32">Программа поддерживает настройку при помощи параметров из командной строки. Получить информацию от них можно аргументом «-h»</text:p>
      <text:p text:style-name="P32">Они следуюшие:</text:p>
      <text:p text:style-name="P32">-h<text:tab/><text:tab/>help</text:p>
      <text:p text:style-name="P32">-<text:span text:style-name="T34">l [N]<text:tab/>Считать количество узлов на глубине N</text:span></text:p>
      <text:p text:style-name="P32">-A <text:tab/>Автоматическое <text:span text:style-name="T22">считывание данных строка за строкой для автоматизированной проверки</text:span></text:p>
      <text:p text:style-name="P32"><text:soft-page-break/>-r<text:tab/><text:tab/>Дает выбор перезапустить программу после исполнения.</text:p>
      <text:p text:style-name="P32">-i [file]<text:tab/> Ввод из файла file, вместо стандартного потока stdin («in» по умолчанию)</text:p>
      <text:p text:style-name="P32">-o [file]<text:tab/> Вывод в файл file помимо стандартного потока stdout («out по умолчанию»)</text:p>
      <text:p text:style-name="P32"/>
      <text:p text:style-name="P18"/>
      <text:p text:style-name="P26">Тесты.</text:p>
      <text:p text:style-name="P20">1.</text:p>
      <text:p text:style-name="P23">Input: ( a ( b / / ) ( c / / ) ) </text:p>
      <text:p text:style-name="P23">Bin tree flipped: </text:p>
      <text:p text:style-name="P25"><text:s/>a c</text:p>
      <text:p text:style-name="P25"><text:s text:c="3"/>b</text:p>
      <text:p text:style-name="P23">Deepest level = 2</text:p>
      <text:p text:style-name="P23">Total tree lenght = 2</text:p>
      <text:p text:style-name="P23">Bit tree Rlr order: </text:p>
      <text:p text:style-name="P23">abc</text:p>
      <text:p text:style-name="P23">Bin tree in lRr order: </text:p>
      <text:p text:style-name="P23">bac</text:p>
      <text:p text:style-name="P23">Bin tree in lrR order: </text:p>
      <text:p text:style-name="P23">bca</text:p>
      <text:p text:style-name="P21"><text:span text:style-name="T37">2</text:span>.</text:p>
      <text:p text:style-name="P23">Input: ( a ( b ( c / / ) / ) ( d / ( e ( f / / ) ( g / / ) ) ) ) </text:p>
      <text:p text:style-name="P23">Bin tree flipped: </text:p>
      <text:p text:style-name="P25"><text:s/>a d e g</text:p>
      <text:p text:style-name="P25"><text:s text:c="7"/>f</text:p>
      <text:p text:style-name="P25"><text:s text:c="3"/>b</text:p>
      <text:p text:style-name="P25"><text:s text:c="5"/>c</text:p>
      <text:p text:style-name="P23">Deepest level = 4</text:p>
      <text:p text:style-name="P23">Total tree lenght = 5</text:p>
      <text:p text:style-name="P23">Bit tree Rlr order: </text:p>
      <text:p text:style-name="P23">abcdefg</text:p>
      <text:p text:style-name="P23">Bin tree in lRr order: </text:p>
      <text:p text:style-name="P23">cbadfeg</text:p>
      <text:p text:style-name="P23">Bin tree in lrR order: </text:p>
      <text:p text:style-name="P23">cbfgeda</text:p>
      <text:p text:style-name="P21"><text:span text:style-name="T37">3</text:span>.</text:p>
      <text:p text:style-name="P23">Input: ( a / ( b ( c / / ) / ) ) </text:p>
      <text:p text:style-name="P23">Bin tree flipped: </text:p>
      <text:p text:style-name="P25"><text:s/>a b</text:p>
      <text:p text:style-name="P25"><text:s text:c="5"/>c</text:p>
      <text:p text:style-name="P23">Deepest level = 3</text:p>
      <text:p text:style-name="P23">Total tree lenght = 2</text:p>
      <text:p text:style-name="P23">Bit tree Rlr order: </text:p>
      <text:p text:style-name="P23">abc</text:p>
      <text:p text:style-name="P23"><text:soft-page-break/>Bin tree in lRr order: </text:p>
      <text:p text:style-name="P23">acb</text:p>
      <text:p text:style-name="P23">Bin tree in lrR order: </text:p>
      <text:p text:style-name="P23">cba</text:p>
      <text:p text:style-name="P22"><text:span text:style-name="T38">4</text:span>.</text:p>
      <text:p text:style-name="P23">Input: ( a ( b ( c ( d / / ) / ) ( e ( f / / ) / ) ) ( g ( h ( i / / ) / ) ( j ( k / / ) / ) ) ) </text:p>
      <text:p text:style-name="P23">Bin tree flipped: </text:p>
      <text:p text:style-name="P25"><text:s/>a g j</text:p>
      <text:p text:style-name="P25"><text:s text:c="7"/>k</text:p>
      <text:p text:style-name="P25"><text:s text:c="5"/>h</text:p>
      <text:p text:style-name="P25"><text:s text:c="7"/>i</text:p>
      <text:p text:style-name="P25"><text:s text:c="3"/>b e</text:p>
      <text:p text:style-name="P25"><text:s text:c="7"/>f</text:p>
      <text:p text:style-name="P25"><text:s text:c="5"/>c</text:p>
      <text:p text:style-name="P25"><text:s text:c="7"/>d</text:p>
      <text:p text:style-name="P23">Deepest level = 4</text:p>
      <text:p text:style-name="P23">Total tree lenght = 6</text:p>
      <text:p text:style-name="P23">Bit tree Rlr order: </text:p>
      <text:p text:style-name="P23">abcdefghijk</text:p>
      <text:p text:style-name="P23">Bin tree in lRr order: </text:p>
      <text:p text:style-name="P23">dcbfeaihgkj</text:p>
      <text:p text:style-name="P23">Bin tree in lrR order: </text:p>
      <text:p text:style-name="P23">dcfebihkjga</text:p>
      <text:p text:style-name="P23">Knots per 3 lvl = 4</text:p>
      <text:p text:style-name="P22"><text:span text:style-name="T38">5</text:span>.</text:p>
      <text:p text:style-name="P24">()</text:p>
      <text:p text:style-name="P24">Input: / </text:p>
      <text:p text:style-name="P24">Bin tree flipped: </text:p>
      <text:p text:style-name="P24">Deepest level = 0</text:p>
      <text:p text:style-name="P24">Total tree lenght = -1</text:p>
      <text:p text:style-name="P24">Bit tree Rlr order: </text:p>
      <text:p text:style-name="P24"/>
      <text:p text:style-name="P24">Bin tree in lRr order: </text:p>
      <text:p text:style-name="P24"/>
      <text:p text:style-name="P24"><text:soft-page-break/>Bin tree in lrR order: </text:p>
      <text:p text:style-name="P22"><text:span text:style-name="T38">6</text:span>.</text:p>
      <text:p text:style-name="P24">(a b c d)</text:p>
      <text:p text:style-name="P60">Wrong input data!</text:p>
      <text:p text:style-name="P59"/>
      <text:p text:style-name="P59">Выводы.</text:p>
      <text:p text:style-name="P16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23">результаты тестов удовлетворительны. Неверный ввод приводит к стабильному завершению программы</text:span></text:p>
      <text:p text:style-name="P47"><text:bookmark text:name="_GoBack"/><text:span text:style-name="Название_20_книги"><text:span text:style-name="T9">Приложение(листинг программы)</text:span></text:span></text:p>
      <text:p text:style-name="P44"><text:span text:style-name="Название_20_книги"><text:span text:style-name="T12">динамическая</text:span></text:span><text:span text:style-name="Название_20_книги"><text:span text:style-name="T10"> реализация </text:span></text:span><text:span text:style-name="Название_20_книги"><text:span text:style-name="T12">дерева</text:span></text:span></text:p>
      <text:p text:style-name="P44"><text:span text:style-name="Название_20_книги"><text:span text:style-name="T12">btree_</text:span></text:span><text:span text:style-name="Название_20_книги"><text:span text:style-name="T10">.h</text:span></text:span></text:p>
      <text:p text:style-name="P12"><text:span text:style-name="Название_20_книги"><text:span text:style-name="T15">//</text:span></text:span></text:p>
      <text:p text:style-name="P12"><text:span text:style-name="Название_20_книги"><text:span text:style-name="T15">// Created by anton on 9/30/19.</text:span></text:span></text:p>
      <text:p text:style-name="P12"><text:span text:style-name="Название_20_книги"><text:span text:style-name="T15">//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#ifndef CODE_BTREE__H</text:span></text:span></text:p>
      <text:p text:style-name="P12"><text:span text:style-name="Название_20_книги"><text:span text:style-name="T15">#define CODE_BTREE__H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#include &lt;iostream&gt;</text:span></text:span></text:p>
      <text:p text:style-name="P12"><text:span text:style-name="Название_20_книги"><text:span text:style-name="T15">#include &lt;cstdlib&gt;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using namespace std;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template &lt;class Elem&gt;////Template class</text:span></text:span></text:p>
      <text:p text:style-name="P12"><text:span text:style-name="Название_20_книги"><text:span text:style-name="T15">class BinaryTree</text:span></text:span></text:p>
      <text:p text:style-name="P12"><text:span text:style-name="Название_20_книги"><text:span text:style-name="T15">{</text:span></text:span></text:p>
      <text:p text:style-name="P12"><text:span text:style-name="Название_20_книги"><text:span text:style-name="T15">private:</text:span></text:span></text:p>
      <text:p text:style-name="P12"><text:span text:style-name="Название_20_книги"><text:span text:style-name="T15"><text:s text:c="4"/>struct binTree ///Core structure</text:span></text:span></text:p>
      <text:p text:style-name="P12"><text:span text:style-name="Название_20_книги"><text:span text:style-name="T15"><text:s text:c="4"/>{</text:span></text:span></text:p>
      <text:p text:style-name="P12"><text:span text:style-name="Название_20_книги"><text:span text:style-name="T15"><text:s text:c="8"/>binTree* left;</text:span></text:span></text:p>
      <text:p text:style-name="P12"><text:span text:style-name="Название_20_книги"><text:span text:style-name="T15"><text:s text:c="8"/>binTree* right;</text:span></text:span></text:p>
      <text:p text:style-name="P12"><text:span text:style-name="Название_20_книги"><text:span text:style-name="T15"><text:s text:c="8"/>Elem data;</text:span></text:span></text:p>
      <text:p text:style-name="P12"><text:span text:style-name="Название_20_книги"><text:span text:style-name="T15"><text:s text:c="4"/>};</text:span></text:span></text:p>
      <text:p text:style-name="P12"><text:span text:style-name="Название_20_книги"><text:span text:style-name="T15"><text:s text:c="4"/>binTree* root;</text:span></text:span></text:p>
      <text:p text:style-name="P12"><text:span text:style-name="Название_20_книги"><text:span text:style-name="T15"><text:s text:c="4"/>///constructor</text:span></text:span></text:p>
      <text:p text:style-name="P12"><text:span text:style-name="Название_20_книги"><text:span text:style-name="T15">public:</text:span></text:span></text:p>
      <text:p text:style-name="P12"><text:span text:style-name="Название_20_книги"><text:span text:style-name="T15"><text:s text:c="4"/>BinaryTree()///Constructor</text:span></text:span></text:p>
      <text:p text:style-name="P12"><text:span text:style-name="Название_20_книги"><text:span text:style-name="T15"><text:s text:c="4"/>{</text:span></text:span></text:p>
      <text:p text:style-name="P12"><text:span text:style-name="Название_20_книги"><text:span text:style-name="T15"><text:s text:c="8"/>root =NULL;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<text:s text:c="4"/>BinaryTree(binTree* _root)///Constructor from ref</text:span></text:span></text:p>
      <text:p text:style-name="P12"><text:span text:style-name="Название_20_книги"><text:span text:style-name="T15"><text:s text:c="4"/>{</text:span></text:span></text:p>
      <text:p text:style-name="P12"><text:span text:style-name="Название_20_книги"><text:span text:style-name="T15"><text:s text:c="8"/>root =_root;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<text:s text:c="4"/>BinaryTree(Elem _el,BinaryTree l,BinaryTree r)///Constructor from values</text:span></text:span></text:p>
      <text:p text:style-name="P12"><text:span text:style-name="Название_20_книги"><text:span text:style-name="T15"><text:s text:c="4"/>{</text:span></text:span></text:p>
      <text:p text:style-name="P12"><text:span text:style-name="Название_20_книги"><text:span text:style-name="T15"><text:s text:c="8"/>root = new binTree;root-&gt;data=_el;root-&gt;left=l.root,root-&gt;right=r.root;///new binTree(_el,l.root,r.root);</text:span></text:span></text:p>
      <text:p text:style-name="P12"><text:soft-page-break/><text:span text:style-name="Название_20_книги"><text:span text:style-name="T15"><text:s text:c="4"/>}</text:span></text:span></text:p>
      <text:p text:style-name="P12"><text:span text:style-name="Название_20_книги"><text:span text:style-name="T15"><text:s text:c="4"/>BinaryTree(Elem _el){///Constructor from root only</text:span></text:span></text:p>
      <text:p text:style-name="P12"><text:span text:style-name="Название_20_книги"><text:span text:style-name="T15"><text:s text:c="8"/>root = new binTree;root-&gt;data=_el;root-&gt;left=NULL,root-&gt;right=NULL;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<text:s text:c="4"/>///prototypes</text:span></text:span></text:p>
      <text:p text:style-name="P12"><text:span text:style-name="Название_20_книги"><text:span text:style-name="T15"><text:s text:c="4"/>bool isNull() const {return root == NULL;}///Empty tree</text:span></text:span></text:p>
      <text:p text:style-name="P12"><text:span text:style-name="Название_20_книги"><text:span text:style-name="T15"><text:s text:c="4"/>Elem RootBT(){///Root value</text:span></text:span></text:p>
      <text:p text:style-name="P12"><text:span text:style-name="Название_20_книги"><text:span text:style-name="T15"><text:s text:c="8"/>if(this-&gt;isNull()){ cerr &lt;&lt; "Error: RootBT(null) \n"; exit(1); }</text:span></text:span></text:p>
      <text:p text:style-name="P12"><text:span text:style-name="Название_20_книги"><text:span text:style-name="T15"><text:s text:c="8"/>else return root-&gt;data;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><text:s text:c="4"/>BinaryTree Left(){///Return left branch</text:span></text:span></text:p>
      <text:p text:style-name="P12"><text:span text:style-name="Название_20_книги"><text:span text:style-name="T15"><text:s text:c="8"/>if(this-&gt;isNull()){ cerr &lt;&lt; "Error: RootBT(null) \n"; exit(1); }</text:span></text:span></text:p>
      <text:p text:style-name="P12"><text:span text:style-name="Название_20_книги"><text:span text:style-name="T15"><text:s text:c="8"/>else return BinaryTree(root-&gt;left);///*(new BinaryTree(root-&gt;left));</text:span></text:span></text:p>
      <text:p text:style-name="P12"><text:span text:style-name="Название_20_книги"><text:span text:style-name="T15"><text:s text:c="8"/>}</text:span></text:span></text:p>
      <text:p text:style-name="P12"><text:span text:style-name="Название_20_книги"><text:span text:style-name="T15"><text:s text:c="4"/>BinaryTree Right(){///Return right branch</text:span></text:span></text:p>
      <text:p text:style-name="P12"><text:span text:style-name="Название_20_книги"><text:span text:style-name="T15"><text:s text:c="8"/>if(this-&gt;isNull()){ cerr &lt;&lt; "Error: RootBT(null) \n"; exit(1); }</text:span></text:span></text:p>
      <text:p text:style-name="P12"><text:span text:style-name="Название_20_книги"><text:span text:style-name="T15"><text:s text:c="8"/>else return BinaryTree(root-&gt;right);///*(new BinaryTree(root-&gt;right));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<text:s text:c="4"/>void destroy(){///Destroy this tree</text:span></text:span></text:p>
      <text:p text:style-name="P12"><text:span text:style-name="Название_20_книги"><text:span text:style-name="T15"><text:s text:c="8"/>if(!isNull()){</text:span></text:span></text:p>
      <text:p text:style-name="P12"><text:span text:style-name="Название_20_книги"><text:span text:style-name="T15"><text:s text:c="12"/>Left().destroy();</text:span></text:span></text:p>
      <text:p text:style-name="P12"><text:span text:style-name="Название_20_книги"><text:span text:style-name="T15"><text:s text:c="12"/>Right().destroy();</text:span></text:span></text:p>
      <text:p text:style-name="P12"><text:span text:style-name="Название_20_книги"><text:span text:style-name="T15"><text:s text:c="12"/>delete root;</text:span></text:span></text:p>
      <text:p text:style-name="P12"><text:span text:style-name="Название_20_книги"><text:span text:style-name="T15"><text:s text:c="8"/>}</text:span></text:span></text:p>
      <text:p text:style-name="P12"><text:span text:style-name="Название_20_книги"><text:span text:style-name="T15"><text:s text:c="4"/>}</text:span></text:span></text:p>
      <text:p text:style-name="P12"><text:span text:style-name="Название_20_книги"><text:span text:style-name="T15">};</text:span></text:span></text:p>
      <text:p text:style-name="P12"><text:span text:style-name="Название_20_книги"><text:span text:style-name="T15"/></text:span></text:p>
      <text:p text:style-name="P12"><text:span text:style-name="Название_20_книги"><text:span text:style-name="T15">#endif //CODE_BTREE__H</text:span></text:span></text:p>
      <text:p text:style-name="P45"/>
      <text:p text:style-name="P45"><text:span text:style-name="Название_20_книги"><text:span text:style-name="T10"/></text:span></text:p>
      <text:p text:style-name="P46"><text:span text:style-name="Название_20_книги"><text:span text:style-name="T11">Основной код</text:span></text:span></text:p>
      <text:p text:style-name="P46"><text:span text:style-name="Название_20_книги"><text:span text:style-name="T12">work_bt</text:span></text:span><text:span text:style-name="Название_20_книги"><text:span text:style-name="T10">.cpp</text:span></text:span></text:p>
      <text:p text:style-name="P49">#include &lt;iostream&gt;</text:p>
      <text:p text:style-name="P49">#include &lt;fstream&gt;</text:p>
      <text:p text:style-name="P49">#include &lt;fstream&gt;</text:p>
      <text:p text:style-name="P49">#include &lt;cstdlib&gt;</text:p>
      <text:p text:style-name="P49">//#include "Btree.h"</text:p>
      <text:p text:style-name="P49"><text:soft-page-break/>#include "Btree_.h"</text:p>
      <text:p text:style-name="P49"/>
      <text:p text:style-name="P49">#ifdef _WIN32</text:p>
      <text:p text:style-name="P49">#include &lt;windows.h&gt;</text:p>
      <text:p text:style-name="P49">#endif</text:p>
      <text:p text:style-name="P49"/>
      <text:p text:style-name="P49">#define DEFAULT_IFILE_NAME "in"</text:p>
      <text:p text:style-name="P49">#define DEFAULT_OFILE_NAME "out"</text:p>
      <text:p text:style-name="P49"/>
      <text:p text:style-name="P49">using namespace std;</text:p>
      <text:p text:style-name="P49"/>
      <text:p text:style-name="P49">istream *inFile = NULL;</text:p>
      <text:p text:style-name="P49">bool readFromFile = false;</text:p>
      <text:p text:style-name="P49">ostream *outFile = NULL;</text:p>
      <text:p text:style-name="P49">bool printToFile = false;</text:p>
      <text:p text:style-name="P49">bool repeat = false;</text:p>
      <text:p text:style-name="P49">bool awto = false;</text:p>
      <text:p text:style-name="P49">int awtoLim = 0;</text:p>
      <text:p text:style-name="P49">bool printLvl = false;</text:p>
      <text:p text:style-name="P49">int lvl = 0;</text:p>
      <text:p text:style-name="P49"/>
      <text:p text:style-name="P49">void setIFile(istream* istr){</text:p>
      <text:p text:style-name="P49"><text:s text:c="4"/>//cin.rdbuf()</text:p>
      <text:p text:style-name="P49"><text:s text:c="4"/>//cin.rdbuf((*istr).rdbuf());</text:p>
      <text:p text:style-name="P49"><text:s text:c="4"/>inFile=istr;</text:p>
      <text:p text:style-name="P49">}</text:p>
      <text:p text:style-name="P49"/>
      <text:p text:style-name="P49">void setOFile(ostream* ostr){</text:p>
      <text:p text:style-name="P49"><text:s text:c="4"/>//cout.rdbuf((*ostr).rdbuf());</text:p>
      <text:p text:style-name="P49"><text:s text:c="4"/>outFile=ostr;</text:p>
      <text:p text:style-name="P49">}</text:p>
      <text:p text:style-name="P49"/>
      <text:p text:style-name="P49">int parseArgs(int argc, char** argv, string &amp;iFileName, string &amp;oFileName);<text:tab/>//Parses arguments. Returns 1 if program is to be closed</text:p>
      <text:p text:style-name="P49"/>
      <text:p text:style-name="P49">void printStr(string str);</text:p>
      <text:p text:style-name="P49">void printInt(int str);</text:p>
      <text:p text:style-name="P49">void printChar(char str);</text:p>
      <text:p text:style-name="P49"/>
      <text:p text:style-name="P49">typedef BinaryTree&lt;char&gt; *CharTree;</text:p>
      <text:p text:style-name="P49"/>
      <text:p text:style-name="P49">typedef unsigned int unInt;</text:p>
      <text:p text:style-name="P49"/>
      <text:p text:style-name="P49"/>
      <text:p text:style-name="P49"><text:soft-page-break/>BinaryTree&lt;char&gt; ConsBT(const char &amp;x, BinaryTree&lt;char&gt; lst, BinaryTree&lt;char&gt; rst) {</text:p>
      <text:p text:style-name="P49"><text:s text:c="4"/>return BinaryTree&lt;char&gt;(x, lst, rst);//*(new BinaryTree&lt;char&gt;(x,lst,rst));</text:p>
      <text:p text:style-name="P49">}</text:p>
      <text:p text:style-name="P49"/>
      <text:p text:style-name="P49"/>
      <text:p text:style-name="P49">BinaryTree&lt;char&gt; ConsBT(const char &amp;x) {</text:p>
      <text:p text:style-name="P49"><text:s text:c="4"/>return BinaryTree&lt;char&gt;(x);//*(new BinaryTree&lt;char&gt;(x));</text:p>
      <text:p text:style-name="P49">}</text:p>
      <text:p text:style-name="P49"/>
      <text:p text:style-name="P49">BinaryTree&lt;char&gt; enterBT();</text:p>
      <text:p text:style-name="P49"/>
      <text:p text:style-name="P49">int _enterBT(BinaryTree&lt;char&gt; &amp;b);</text:p>
      <text:p text:style-name="P49"/>
      <text:p text:style-name="P49">void outBT(BinaryTree&lt;char&gt; b);</text:p>
      <text:p text:style-name="P49"/>
      <text:p text:style-name="P49">void _outBT(BinaryTree&lt;char&gt; b);</text:p>
      <text:p text:style-name="P49"/>
      <text:p text:style-name="P49">void displayBT(BinaryTree&lt;char&gt; b, int n);</text:p>
      <text:p text:style-name="P49"/>
      <text:p text:style-name="P49">unInt hBT(BinaryTree&lt;char&gt; b);</text:p>
      <text:p text:style-name="P49"/>
      <text:p text:style-name="P49">unInt mBT(BinaryTree&lt;char&gt; b);</text:p>
      <text:p text:style-name="P49"/>
      <text:p text:style-name="P49">unInt sizeBT(BinaryTree&lt;char&gt; b);</text:p>
      <text:p text:style-name="P49"/>
      <text:p text:style-name="P49">void printKLP(BinaryTree&lt;char&gt; b);</text:p>
      <text:p text:style-name="P49"/>
      <text:p text:style-name="P49">void printLKP(BinaryTree&lt;char&gt; b);</text:p>
      <text:p text:style-name="P49"/>
      <text:p text:style-name="P49">void printLPK(BinaryTree&lt;char&gt; b);</text:p>
      <text:p text:style-name="P49"/>
      <text:p text:style-name="P49">unInt knotsPerLvl(BinaryTree&lt;char&gt; b, int lvl);</text:p>
      <text:p text:style-name="P49"/>
      <text:p text:style-name="P49">void help(){</text:p>
      <text:p text:style-name="P49"/>
      <text:p text:style-name="P49"><text:s text:c="4"/>cout&lt;&lt;"-h\t\thelp\n";</text:p>
      <text:p text:style-name="P49"><text:s text:c="4"/>cout&lt;&lt;"-A\t\tAuto reading input line by line\n";</text:p>
      <text:p text:style-name="P49"><text:s text:c="4"/>cout&lt;&lt;"-l [N]\t\tLevel upon which to count nodes (0 by default)\n";</text:p>
      <text:p text:style-name="P49"><text:s text:c="4"/>cout&lt;&lt;"-r\t\tchose to repeat input after compliton. Incompatable with \"-i\"!\n";</text:p>
      <text:p text:style-name="P49"><text:soft-page-break/><text:s text:c="4"/>cout&lt;&lt;"-i [file]\t input from file (\""&lt;&lt;DEFAULT_IFILE_NAME&lt;&lt;"\" by default)\n";</text:p>
      <text:p text:style-name="P49"><text:s text:c="4"/>cout&lt;&lt;"-o [file]\t output to file (\""&lt;&lt;DEFAULT_OFILE_NAME&lt;&lt;"\" by default)\n";</text:p>
      <text:p text:style-name="P49"/>
      <text:p text:style-name="P49">}</text:p>
      <text:p text:style-name="P49">#define INS ( readFromFile?(*inFile):cin )</text:p>
      <text:p text:style-name="P49">//ifstream infile("KLP.txt");</text:p>
      <text:p text:style-name="P49"/>
      <text:p text:style-name="P49">int main(int argc, char** argv) {</text:p>
      <text:p text:style-name="P49"/>
      <text:p text:style-name="P49"><text:s text:c="4"/>///Variables</text:p>
      <text:p text:style-name="P49"><text:s text:c="4"/>string iFileName;</text:p>
      <text:p text:style-name="P49"><text:s text:c="4"/>string oFileName;</text:p>
      <text:p text:style-name="P49"><text:s text:c="4"/>BinaryTree&lt;char&gt; b;</text:p>
      <text:p text:style-name="P49"/>
      <text:p text:style-name="P49"><text:s text:c="4"/>///WIN setup</text:p>
      <text:p text:style-name="P49">#ifdef _WIN32</text:p>
      <text:p text:style-name="P49"><text:s text:c="4"/>SetConsoleCP(1251);<text:tab/><text:tab/><text:tab/></text:p>
      <text:p text:style-name="P49"><text:s text:c="4"/>SetConsoleOutputCP(1251);<text:tab/></text:p>
      <text:p text:style-name="P49">#endif</text:p>
      <text:p text:style-name="P49"/>
      <text:p text:style-name="P49"><text:s text:c="4"/>///Parce argsuments</text:p>
      <text:p text:style-name="P49"><text:s text:c="4"/>if(parseArgs(argc,argv,iFileName,oFileName))exit(0);</text:p>
      <text:p text:style-name="P49"/>
      <text:p text:style-name="P49"><text:s text:c="4"/>ofstream oFile;</text:p>
      <text:p text:style-name="P49"><text:s text:c="4"/>ifstream iFile;</text:p>
      <text:p text:style-name="P49"/>
      <text:p text:style-name="P49"><text:s text:c="4"/>///File management</text:p>
      <text:p text:style-name="P49"><text:s text:c="4"/>if (printToFile){</text:p>
      <text:p text:style-name="P49"><text:s text:c="8"/>oFile.open(oFileName,ios::out);</text:p>
      <text:p text:style-name="P49"><text:s text:c="8"/>if(!oFile){</text:p>
      <text:p text:style-name="P49"><text:s text:c="12"/>printStr("Cannot open file: "+oFileName+"\n");</text:p>
      <text:p text:style-name="P49"><text:s text:c="12"/>exit(1);</text:p>
      <text:p text:style-name="P49"><text:s text:c="8"/>}</text:p>
      <text:p text:style-name="P49"><text:s text:c="8"/>setOFile(&amp;oFile);</text:p>
      <text:p text:style-name="P49"><text:s text:c="4"/>}</text:p>
      <text:p text:style-name="P49"><text:s text:c="4"/>if (readFromFile) {</text:p>
      <text:p text:style-name="P49"><text:s text:c="8"/>iFile.open(iFileName);</text:p>
      <text:p text:style-name="P49"><text:s text:c="8"/>if (!iFile) {</text:p>
      <text:p text:style-name="P49"><text:s text:c="12"/>printStr("Cannot open file: " + iFileName + "\n");</text:p>
      <text:p text:style-name="P49"><text:s text:c="12"/>exit(1);</text:p>
      <text:p text:style-name="P49"><text:s text:c="8"/>}</text:p>
      <text:p text:style-name="P49"><text:s text:c="8"/>setIFile(&amp;iFile);</text:p>
      <text:p text:style-name="P49"><text:s text:c="4"/>}</text:p>
      <text:p text:style-name="P49"><text:soft-page-break/></text:p>
      <text:p text:style-name="P49"><text:s text:c="4"/>do</text:p>
      <text:p text:style-name="P49"><text:s text:c="4"/>{///Main inpit-process-output-out cycle</text:p>
      <text:p text:style-name="P49"/>
      <text:p text:style-name="P49"><text:s text:c="8"/>///Input</text:p>
      <text:p text:style-name="P49"/>
      <text:p text:style-name="P49"><text:s text:c="8"/>if(!awto)printStr("Enter tree sequense:\n");</text:p>
      <text:p text:style-name="P49"/>
      <text:p text:style-name="P49"><text:s text:c="8"/>if(_enterBT(b)){</text:p>
      <text:p text:style-name="P49"><text:s text:c="12"/>if(INS.eof()){printStr("Input is over!\n");return 0;}</text:p>
      <text:p text:style-name="P49"><text:s text:c="12"/>if(INS.fail()){printStr("Input stuck!\n");return 0;}</text:p>
      <text:p text:style-name="P49"><text:s text:c="12"/>printStr("Wrong input data!\n");</text:p>
      <text:p text:style-name="P49"><text:s text:c="12"/>continue;</text:p>
      <text:p text:style-name="P49"><text:s text:c="8"/>}</text:p>
      <text:p text:style-name="P49"><text:s text:c="8"/>printStr("Input: ");</text:p>
      <text:p text:style-name="P49"><text:s text:c="8"/>_outBT(b);</text:p>
      <text:p text:style-name="P49"><text:s text:c="8"/>printStr("\n");</text:p>
      <text:p text:style-name="P49"/>
      <text:p text:style-name="P49"><text:s text:c="8"/>///Processing</text:p>
      <text:p text:style-name="P49"/>
      <text:p text:style-name="P49"><text:s text:c="8"/>///Representation</text:p>
      <text:p text:style-name="P49"><text:s text:c="8"/>printStr("Bin tree flipped: \n");</text:p>
      <text:p text:style-name="P49"><text:s text:c="8"/>//printStr( "Bin tree flipped: " &lt;&lt; endl;</text:p>
      <text:p text:style-name="P49"><text:s text:c="8"/>displayBT(b, 1);</text:p>
      <text:p text:style-name="P49"/>
      <text:p text:style-name="P49"><text:s text:c="8"/>///REal processing</text:p>
      <text:p text:style-name="P49"/>
      <text:p text:style-name="P49"><text:s text:c="8"/>printStr("Deepest level = ");</text:p>
      <text:p text:style-name="P49"><text:s text:c="8"/>printInt(hBT(b));</text:p>
      <text:p text:style-name="P49"><text:s text:c="8"/>printStr("\n");</text:p>
      <text:p text:style-name="P49"/>
      <text:p text:style-name="P49"><text:s text:c="8"/>printStr("Total tree lenght = ");</text:p>
      <text:p text:style-name="P49"><text:s text:c="8"/>printInt(mBT(b)-1);</text:p>
      <text:p text:style-name="P49"><text:s text:c="8"/>printStr("\n");</text:p>
      <text:p text:style-name="P49"/>
      <text:p text:style-name="P49"><text:s text:c="8"/>//printStr( "Tree's size (knot count)= " &lt;&lt; sizeBT(b) &lt;&lt; endl;</text:p>
      <text:p text:style-name="P49"/>
      <text:p text:style-name="P49"><text:s text:c="8"/>printStr("Bit tree Rlr order: \n");</text:p>
      <text:p text:style-name="P49"><text:s text:c="8"/>//printStr( "Bit tree Rlr order: " &lt;&lt; endl;</text:p>
      <text:p text:style-name="P49"><text:s text:c="8"/>printKLP(b);</text:p>
      <text:p text:style-name="P49"><text:s text:c="8"/>printStr("\n");</text:p>
      <text:p text:style-name="P49"><text:soft-page-break/><text:s text:c="8"/>//printStr("\n");</text:p>
      <text:p text:style-name="P49"/>
      <text:p text:style-name="P49"><text:s text:c="8"/>printStr("Bin tree in lRr order: \n");</text:p>
      <text:p text:style-name="P49"><text:s text:c="8"/>//printStr( "Bin tree in lRr order: " &lt;&lt; endl;</text:p>
      <text:p text:style-name="P49"><text:s text:c="8"/>printLKP(b);</text:p>
      <text:p text:style-name="P49"><text:s text:c="8"/>printStr("\n");</text:p>
      <text:p text:style-name="P49"/>
      <text:p text:style-name="P49"><text:s text:c="8"/>printStr("Bin tree in lrR order: \n");</text:p>
      <text:p text:style-name="P49"><text:s text:c="8"/>//printStr( "Bin tree in lrR order: " &lt;&lt; endl;</text:p>
      <text:p text:style-name="P49"><text:s text:c="8"/>printLPK(b);</text:p>
      <text:p text:style-name="P49"><text:s text:c="8"/>printStr("\n");</text:p>
      <text:p text:style-name="P49"/>
      <text:p text:style-name="P49"><text:s text:c="8"/>///Dat is optional</text:p>
      <text:p text:style-name="P49"><text:s text:c="8"/>if(printLvl){</text:p>
      <text:p text:style-name="P49"><text:s text:c="12"/>printStr("Knots per ");</text:p>
      <text:p text:style-name="P49"><text:s text:c="12"/>printInt(lvl);</text:p>
      <text:p text:style-name="P49"><text:s text:c="12"/>printStr(" lvl = ");</text:p>
      <text:p text:style-name="P49"><text:s text:c="12"/>printInt(knotsPerLvl(b, lvl));</text:p>
      <text:p text:style-name="P49"><text:s text:c="12"/>printStr("\n");</text:p>
      <text:p text:style-name="P49"><text:s text:c="8"/>}</text:p>
      <text:p text:style-name="P49"/>
      <text:p text:style-name="P49"><text:s text:c="8"/>b.destroy();</text:p>
      <text:p text:style-name="P49"/>
      <text:p text:style-name="P49"><text:s text:c="8"/>printStr("\n");</text:p>
      <text:p text:style-name="P49"/>
      <text:p text:style-name="P49"><text:s text:c="8"/>///Repeat condition</text:p>
      <text:p text:style-name="P49"><text:s text:c="8"/>if(repeat){</text:p>
      <text:p text:style-name="P49"><text:s text:c="12"/>printStr("\nRepeat? [1-Yes|0-No]\n");</text:p>
      <text:p text:style-name="P49"><text:s text:c="12"/>cin.clear();</text:p>
      <text:p text:style-name="P49"><text:s text:c="12"/>int t;</text:p>
      <text:p text:style-name="P49"><text:s text:c="12"/>cin &gt;&gt; t;</text:p>
      <text:p text:style-name="P49"><text:s text:c="12"/>repeat = t;</text:p>
      <text:p text:style-name="P49"><text:s text:c="12"/>if (repeat)printStr("\n");</text:p>
      <text:p text:style-name="P49"><text:s text:c="12"/>else printStr("Good bye!\n");</text:p>
      <text:p text:style-name="P49"><text:s text:c="8"/>}</text:p>
      <text:p text:style-name="P49"/>
      <text:p text:style-name="P49"><text:s text:c="4"/>}while(repeat || awto);</text:p>
      <text:p text:style-name="P49"><text:s text:c="4"/>return (0);</text:p>
      <text:p text:style-name="P49">}</text:p>
      <text:p text:style-name="P49"/>
      <text:p text:style-name="P49">//---------------------------------------</text:p>
      <text:p text:style-name="P49"/>
      <text:p text:style-name="P49">///Read tree expression. Called from _enterBT</text:p>
      <text:p text:style-name="P49">int _readExpr(BinaryTree&lt;char&gt; &amp;b) {</text:p>
      <text:p text:style-name="P49"><text:s text:c="4"/>// BinaryTree&lt;char&gt; b;</text:p>
      <text:p text:style-name="P49"><text:soft-page-break/><text:s text:c="4"/>char ch;</text:p>
      <text:p text:style-name="P49"><text:s text:c="4"/>char root;</text:p>
      <text:p text:style-name="P49"><text:s text:c="4"/>BinaryTree&lt;char&gt; l;</text:p>
      <text:p text:style-name="P49"><text:s text:c="4"/>BinaryTree&lt;char&gt; r;</text:p>
      <text:p text:style-name="P49"><text:s text:c="4"/>INS &gt;&gt; ch;</text:p>
      <text:p text:style-name="P49"><text:s text:c="4"/>while (ch == ' ')INS &gt;&gt; ch;</text:p>
      <text:p text:style-name="P49"><text:s text:c="4"/>if (ch == ')') { b = BinaryTree&lt;char&gt;();return 0; }</text:p>
      <text:p text:style-name="P49"/>
      <text:p text:style-name="P49"><text:s text:c="4"/>root = ch;</text:p>
      <text:p text:style-name="P49"/>
      <text:p text:style-name="P49"><text:s text:c="4"/>INS &gt;&gt; ch;</text:p>
      <text:p text:style-name="P49"><text:s text:c="4"/>while (ch == ' ')INS &gt;&gt; ch;</text:p>
      <text:p text:style-name="P49"><text:s text:c="4"/>if (ch == ')') {</text:p>
      <text:p text:style-name="P49"><text:s text:c="8"/>b = BinaryTree&lt;char&gt;(root);</text:p>
      <text:p text:style-name="P49"><text:s text:c="8"/>return 0;</text:p>
      <text:p text:style-name="P49"><text:s text:c="4"/>}</text:p>
      <text:p text:style-name="P49"/>
      <text:p text:style-name="P49"><text:s text:c="4"/>if (ch == '(') { if (_readExpr(l)) return 1; }</text:p>
      <text:p text:style-name="P49"><text:s text:c="4"/>else if (ch == '/')l = BinaryTree&lt;char&gt;();// *(new BinaryTree&lt;char&gt;());</text:p>
      <text:p text:style-name="P49"><text:s text:c="4"/>else l = ConsBT(ch);</text:p>
      <text:p text:style-name="P49"/>
      <text:p text:style-name="P49"><text:s text:c="4"/>INS &gt;&gt; ch;</text:p>
      <text:p text:style-name="P49"><text:s text:c="4"/>while (ch == ' ')INS &gt;&gt; ch;</text:p>
      <text:p text:style-name="P49"><text:s text:c="4"/>if (ch == ')') {</text:p>
      <text:p text:style-name="P49"><text:s text:c="8"/>b = BinaryTree&lt;char&gt;(root, l, BinaryTree&lt;char&gt;());</text:p>
      <text:p text:style-name="P49"><text:s text:c="8"/>return 0;</text:p>
      <text:p text:style-name="P49"><text:s text:c="4"/>}</text:p>
      <text:p text:style-name="P49"/>
      <text:p text:style-name="P49"><text:s text:c="4"/>if (ch == '(') { if (_readExpr(r)) return 1; }</text:p>
      <text:p text:style-name="P49"><text:s text:c="4"/>else if (ch == '/')r = BinaryTree&lt;char&gt;();// *(new BinaryTree&lt;char&gt;());</text:p>
      <text:p text:style-name="P49"><text:s text:c="4"/>else r = ConsBT(ch);</text:p>
      <text:p text:style-name="P49"/>
      <text:p text:style-name="P49"><text:s text:c="4"/>INS &gt;&gt; ch;</text:p>
      <text:p text:style-name="P49"><text:s text:c="4"/>while (ch == ' ')INS &gt;&gt; ch;</text:p>
      <text:p text:style-name="P49"><text:s text:c="4"/>if (ch == ')') {</text:p>
      <text:p text:style-name="P49"><text:s text:c="8"/>b = BinaryTree&lt;char&gt;(root, l, r);</text:p>
      <text:p text:style-name="P49"><text:s text:c="8"/>return 0;</text:p>
      <text:p text:style-name="P49"><text:s text:c="4"/>} else {</text:p>
      <text:p text:style-name="P49"><text:s text:c="8"/>///WROOOOOOOONG</text:p>
      <text:p text:style-name="P49"><text:soft-page-break/><text:s text:c="8"/>return 1;</text:p>
      <text:p text:style-name="P49"><text:s text:c="4"/>}</text:p>
      <text:p text:style-name="P49"/>
      <text:p text:style-name="P49">}</text:p>
      <text:p text:style-name="P49"/>
      <text:p text:style-name="P49">///User function for tree reading</text:p>
      <text:p text:style-name="P49">int _enterBT(BinaryTree&lt;char&gt; &amp;b) {</text:p>
      <text:p text:style-name="P49"/>
      <text:p text:style-name="P49"><text:s text:c="4"/>char ch;</text:p>
      <text:p text:style-name="P49"><text:s text:c="4"/>INS &gt;&gt; ch;</text:p>
      <text:p text:style-name="P49"><text:s text:c="4"/>while (ch == ' ')INS &gt;&gt; ch;</text:p>
      <text:p text:style-name="P49"><text:s text:c="4"/>if (ch == '(') { return _readExpr(b); }</text:p>
      <text:p text:style-name="P49"><text:s text:c="4"/>else {</text:p>
      <text:p text:style-name="P49"><text:s text:c="8"/>///WROOOOOONG</text:p>
      <text:p text:style-name="P49"><text:s text:c="8"/>return 1;</text:p>
      <text:p text:style-name="P49"><text:s text:c="8"/>b = BinaryTree&lt;char&gt;();</text:p>
      <text:p text:style-name="P49"><text:s text:c="4"/>}</text:p>
      <text:p text:style-name="P49"/>
      <text:p text:style-name="P49"/>
      <text:p text:style-name="P49">}</text:p>
      <text:p text:style-name="P49"/>
      <text:p text:style-name="P49">BinaryTree&lt;char&gt; enterBT() {</text:p>
      <text:p text:style-name="P49"><text:s text:c="4"/>char ch;</text:p>
      <text:p text:style-name="P49"><text:s text:c="4"/>BinaryTree&lt;char&gt; p, q;</text:p>
      <text:p text:style-name="P49"><text:s text:c="4"/>INS &gt;&gt; ch;</text:p>
      <text:p text:style-name="P49"><text:s text:c="4"/>if (ch == '/') return BinaryTree&lt;char&gt;();//*(new BinaryTree&lt;char&gt;());</text:p>
      <text:p text:style-name="P49"><text:s text:c="4"/>else {</text:p>
      <text:p text:style-name="P49"><text:s text:c="8"/>p = enterBT();</text:p>
      <text:p text:style-name="P49"><text:s text:c="8"/>q = enterBT();</text:p>
      <text:p text:style-name="P49"><text:s text:c="8"/>return ConsBT(ch, p, q);</text:p>
      <text:p text:style-name="P49"><text:s text:c="4"/>}</text:p>
      <text:p text:style-name="P49">}</text:p>
      <text:p text:style-name="P49"/>
      <text:p text:style-name="P49">//---------------------------------------</text:p>
      <text:p text:style-name="P49">///Prints formatted string tree</text:p>
      <text:p text:style-name="P49">void _outBT(BinaryTree&lt;char&gt; b) {</text:p>
      <text:p text:style-name="P49"><text:s text:c="4"/>if (!b.isNull()) {</text:p>
      <text:p text:style-name="P49"><text:s text:c="8"/>//if(b.Left().isNull() &amp;&amp; b.Right().isNull()){cout&lt;&lt;b.RootBT()&lt;&lt;" ";return;}</text:p>
      <text:p text:style-name="P49"><text:s text:c="8"/>printStr( "( ");</text:p>
      <text:p text:style-name="P49"><text:s text:c="8"/>printChar( b.RootBT() );printStr( " ");//b.RootBT()</text:p>
      <text:p text:style-name="P49"><text:s text:c="8"/>_outBT(b.Left());</text:p>
      <text:p text:style-name="P49"><text:s text:c="8"/>_outBT(b.Right());</text:p>
      <text:p text:style-name="P49"><text:s text:c="8"/>printStr( ") ");</text:p>
      <text:p text:style-name="P49"><text:s text:c="4"/>} else printStr( "/ ");</text:p>
      <text:p text:style-name="P49"><text:soft-page-break/>}</text:p>
      <text:p text:style-name="P49"/>
      <text:p text:style-name="P49">void outBT(BinaryTree&lt;char&gt; b) {</text:p>
      <text:p text:style-name="P49"><text:s text:c="4"/>if (!b.isNull()) {</text:p>
      <text:p text:style-name="P49"><text:s text:c="8"/>printChar( b.RootBT());//b.RootBT()</text:p>
      <text:p text:style-name="P49"><text:s text:c="8"/>_outBT(b.Left());</text:p>
      <text:p text:style-name="P49"><text:s text:c="8"/>_outBT(b.Right());</text:p>
      <text:p text:style-name="P49"><text:s text:c="4"/>} else printStr( "/ ");</text:p>
      <text:p text:style-name="P49">}</text:p>
      <text:p text:style-name="P49"/>
      <text:p text:style-name="P49">//---------------------------------------</text:p>
      <text:p text:style-name="P49">void displayBT(BinaryTree&lt;char&gt; b, int n) { <text:s text:c="3"/>// n - ������� ����</text:p>
      <text:p text:style-name="P49"><text:s text:c="4"/>if (!b.isNull()) {</text:p>
      <text:p text:style-name="P49"><text:s text:c="8"/>printStr( " ");printChar(b.RootBT());</text:p>
      <text:p text:style-name="P49"><text:s text:c="8"/>if (!b.Right().isNull()) { displayBT(b.Right(), n + 1); }</text:p>
      <text:p text:style-name="P49"><text:s text:c="8"/>else printStr("\n"); // ����</text:p>
      <text:p text:style-name="P49"><text:s text:c="8"/>if (!b.Left().isNull()) {</text:p>
      <text:p text:style-name="P49"><text:s text:c="12"/>for (int i = 1; i &lt;= n; i++) printStr( " <text:s/>"); // ������</text:p>
      <text:p text:style-name="P49"><text:s text:c="12"/>displayBT(b.Left(), n + 1);</text:p>
      <text:p text:style-name="P49"><text:s text:c="8"/>}</text:p>
      <text:p text:style-name="P49"><text:s text:c="4"/>} else {};</text:p>
      <text:p text:style-name="P49">}</text:p>
      <text:p text:style-name="P49"/>
      <text:p text:style-name="P49">//---------------------------------------</text:p>
      <text:p text:style-name="P49">///Main task stuff</text:p>
      <text:p text:style-name="P49">unInt hBT(BinaryTree&lt;char&gt; b) {</text:p>
      <text:p text:style-name="P49"><text:s text:c="4"/>if (b.isNull()) return 0;</text:p>
      <text:p text:style-name="P49"><text:s text:c="4"/>else return max(hBT(b.Left()), hBT(b.Right())) + 1;</text:p>
      <text:p text:style-name="P49">}</text:p>
      <text:p text:style-name="P49"/>
      <text:p text:style-name="P49">unInt mBT(BinaryTree&lt;char&gt; b) {</text:p>
      <text:p text:style-name="P49"><text:s text:c="4"/>if (b.isNull()) return 0;</text:p>
      <text:p text:style-name="P49"><text:s text:c="4"/>else return (hBT(b.Left()) + hBT(b.Right())) + 1;</text:p>
      <text:p text:style-name="P49">}</text:p>
      <text:p text:style-name="P49"/>
      <text:p text:style-name="P49">unInt <text:tab/>(BinaryTree&lt;char&gt; b, int lvl) {</text:p>
      <text:p text:style-name="P49"><text:s text:c="4"/>if (lvl &lt; 1)return 0;</text:p>
      <text:p text:style-name="P49"><text:s text:c="4"/>lvl--;</text:p>
      <text:p text:style-name="P49"><text:s text:c="4"/>if (!b.isNull()) {</text:p>
      <text:p text:style-name="P49"><text:s text:c="8"/>if (!lvl) return 1;</text:p>
      <text:p text:style-name="P49"><text:s text:c="8"/>else {</text:p>
      <text:p text:style-name="P49"><text:soft-page-break/><text:s text:c="12"/>int c1;</text:p>
      <text:p text:style-name="P49"><text:s text:c="12"/>c1 = knotsPerLvl(b.Left(), lvl);</text:p>
      <text:p text:style-name="P49"><text:s text:c="12"/>c1 += knotsPerLvl(b.Right(), lvl);</text:p>
      <text:p text:style-name="P49"><text:s text:c="12"/>return c1;</text:p>
      <text:p text:style-name="P49"><text:s text:c="8"/>}</text:p>
      <text:p text:style-name="P49"><text:s text:c="4"/>} else return 0;</text:p>
      <text:p text:style-name="P49">}</text:p>
      <text:p text:style-name="P49"/>
      <text:p text:style-name="P49"/>
      <text:p text:style-name="P49">//---------------------------------------</text:p>
      <text:p text:style-name="P49">///Utility stuff</text:p>
      <text:p text:style-name="P49">unInt sizeBT(BinaryTree&lt;char&gt; b) {</text:p>
      <text:p text:style-name="P49"><text:s text:c="4"/>if (b.isNull()) return 0;</text:p>
      <text:p text:style-name="P49"><text:s text:c="4"/>else return sizeBT(b.Left()) + sizeBT(b.Right()) + 1;</text:p>
      <text:p text:style-name="P49">}</text:p>
      <text:p text:style-name="P49"/>
      <text:p text:style-name="P49">//---------------------------------------</text:p>
      <text:p text:style-name="P49">void printKLP(BinaryTree&lt;char&gt; b) {</text:p>
      <text:p text:style-name="P49"><text:s text:c="4"/>if (!b.isNull()) {</text:p>
      <text:p text:style-name="P49"><text:s text:c="8"/>printChar( b.RootBT());</text:p>
      <text:p text:style-name="P49"><text:s text:c="8"/>printKLP(b.Left());</text:p>
      <text:p text:style-name="P49"><text:s text:c="8"/>printKLP(b.Right());</text:p>
      <text:p text:style-name="P49"><text:s text:c="4"/>}</text:p>
      <text:p text:style-name="P49">}</text:p>
      <text:p text:style-name="P49"/>
      <text:p text:style-name="P49">//---------------------------------------</text:p>
      <text:p text:style-name="P49">void printLKP(BinaryTree&lt;char&gt; b) {</text:p>
      <text:p text:style-name="P49"><text:s text:c="4"/>if (!b.isNull()) {</text:p>
      <text:p text:style-name="P49"><text:s text:c="8"/>printLKP(b.Left());</text:p>
      <text:p text:style-name="P49"><text:s text:c="8"/>printChar( b.RootBT());</text:p>
      <text:p text:style-name="P49"><text:s text:c="8"/>printLKP(b.Right());</text:p>
      <text:p text:style-name="P49"><text:s text:c="4"/>}</text:p>
      <text:p text:style-name="P49">}</text:p>
      <text:p text:style-name="P49"/>
      <text:p text:style-name="P49">//---------------------------------------</text:p>
      <text:p text:style-name="P49">void printLPK(BinaryTree&lt;char&gt; b) {</text:p>
      <text:p text:style-name="P49"><text:s text:c="4"/>if (!b.isNull()) {</text:p>
      <text:p text:style-name="P49"><text:s text:c="8"/>printLPK(b.Left());</text:p>
      <text:p text:style-name="P49"><text:s text:c="8"/>printLPK(b.Right());</text:p>
      <text:p text:style-name="P49"><text:s text:c="8"/>printChar( b.RootBT());</text:p>
      <text:p text:style-name="P49"><text:s text:c="4"/>}</text:p>
      <text:p text:style-name="P49">}</text:p>
      <text:p text:style-name="P49">//---------------------------------------//---------------------------------------//---------------------------------------</text:p>
      <text:p text:style-name="P49"><text:soft-page-break/>void printStr(string str){</text:p>
      <text:p text:style-name="P49"><text:s text:c="4"/>cout&lt;&lt;str;</text:p>
      <text:p text:style-name="P49"><text:s text:c="4"/>if(printToFile&amp;&amp;outFile&amp;&amp;(*outFile))(*outFile)&lt;&lt;str;</text:p>
      <text:p text:style-name="P49">}</text:p>
      <text:p text:style-name="P49"/>
      <text:p text:style-name="P49">void printInt(int str){</text:p>
      <text:p text:style-name="P49"><text:s text:c="4"/>cout&lt;&lt;str;</text:p>
      <text:p text:style-name="P49"><text:s text:c="4"/>if(printToFile&amp;&amp;outFile&amp;&amp;(*outFile))(*outFile)&lt;&lt;str;</text:p>
      <text:p text:style-name="P49">}</text:p>
      <text:p text:style-name="P49"/>
      <text:p text:style-name="P49">void printChar(char str){</text:p>
      <text:p text:style-name="P49"><text:s text:c="4"/>cout&lt;&lt;str;</text:p>
      <text:p text:style-name="P49"><text:s text:c="4"/>if(printToFile&amp;&amp;outFile&amp;&amp;(*outFile))(*outFile)&lt;&lt;str;</text:p>
      <text:p text:style-name="P49">}</text:p>
      <text:p text:style-name="P49"/>
      <text:p text:style-name="P49">int parseArgs(int argc, char** argv, string &amp;iFileName, string &amp;oFileName){</text:p>
      <text:p text:style-name="P49"><text:s text:c="4"/>//Run through all arguments looking for matches. Wrong keys are ignored. Wrong values leads to an undefined behaviour.</text:p>
      <text:p text:style-name="P49"/>
      <text:p text:style-name="P49"/>
      <text:p text:style-name="P49"><text:s text:c="4"/>int i=1;</text:p>
      <text:p text:style-name="P49"/>
      <text:p text:style-name="P49"/>
      <text:p text:style-name="P49"><text:s text:c="4"/>while(i&lt;argc){</text:p>
      <text:p text:style-name="P49"><text:s text:c="8"/>if(!((string)argv[i]).compare("-h")){</text:p>
      <text:p text:style-name="P49"><text:s text:c="12"/>help();</text:p>
      <text:p text:style-name="P49"><text:s text:c="12"/>return 1;</text:p>
      <text:p text:style-name="P49"><text:s text:c="8"/>} else if(!((string)argv[i]).compare("-i")){</text:p>
      <text:p text:style-name="P49"><text:s text:c="12"/>readFromFile=true;</text:p>
      <text:p text:style-name="P49"><text:s text:c="12"/>if(i!=argc-1 &amp;&amp; argv[i+1][0]!='-'){</text:p>
      <text:p text:style-name="P49"><text:s text:c="16"/>iFileName=(string)argv[i+1];</text:p>
      <text:p text:style-name="P49"><text:s text:c="16"/>i++;</text:p>
      <text:p text:style-name="P49"><text:s text:c="12"/>} else iFileName = DEFAULT_IFILE_NAME;</text:p>
      <text:p text:style-name="P49"><text:s text:c="12"/>i++;</text:p>
      <text:p text:style-name="P49"><text:s text:c="8"/>} else if(!((string)argv[i]).compare("-o")){</text:p>
      <text:p text:style-name="P49"><text:s text:c="12"/>printToFile=true;</text:p>
      <text:p text:style-name="P49"><text:s text:c="12"/>if(i!=argc-1 &amp;&amp; argv[i+1][0]!='-'){</text:p>
      <text:p text:style-name="P49"><text:s text:c="16"/>oFileName=(string)argv[i+1];</text:p>
      <text:p text:style-name="P49"><text:s text:c="16"/>i++;</text:p>
      <text:p text:style-name="P49"><text:s text:c="12"/>} else oFileName = DEFAULT_OFILE_NAME;</text:p>
      <text:p text:style-name="P49"><text:soft-page-break/><text:s text:c="12"/>i++;</text:p>
      <text:p text:style-name="P49"><text:s text:c="8"/>} else if(!((string)argv[i]).compare("-r")){</text:p>
      <text:p text:style-name="P49"><text:s text:c="12"/>repeat=true;</text:p>
      <text:p text:style-name="P49"><text:s text:c="12"/>i++;</text:p>
      <text:p text:style-name="P49"><text:s text:c="8"/>}</text:p>
      <text:p text:style-name="P49"><text:s text:c="8"/>else if(!((string)argv[i]).compare("-A")){</text:p>
      <text:p text:style-name="P49"><text:s text:c="12"/>awto=true;</text:p>
      <text:p text:style-name="P49"><text:s text:c="12"/>if(i!=argc-1 &amp;&amp; argv[i+1][0]!='-'){</text:p>
      <text:p text:style-name="P49"><text:s text:c="16"/>awtoLim=atoi(argv[i+1]);</text:p>
      <text:p text:style-name="P49"><text:s text:c="16"/>i++;</text:p>
      <text:p text:style-name="P49"><text:s text:c="12"/>} else awtoLim = 1;</text:p>
      <text:p text:style-name="P49"><text:s text:c="12"/>i++;</text:p>
      <text:p text:style-name="P49"><text:s text:c="8"/>} else if(!((string)argv[i]).compare("-l")){</text:p>
      <text:p text:style-name="P49"><text:s text:c="12"/>printLvl=true;</text:p>
      <text:p text:style-name="P49"><text:s text:c="12"/>if(i!=argc-1 &amp;&amp; argv[i+1][0]!='-'){</text:p>
      <text:p text:style-name="P49"><text:s text:c="16"/>lvl=atoi(argv[i+1]);</text:p>
      <text:p text:style-name="P49"><text:s text:c="16"/>i++;</text:p>
      <text:p text:style-name="P49"><text:s text:c="12"/>} else lvl = 0;</text:p>
      <text:p text:style-name="P49"><text:s text:c="12"/>i++;</text:p>
      <text:p text:style-name="P49"><text:s text:c="8"/>}else i++;</text:p>
      <text:p text:style-name="P49"><text:s text:c="4"/>}</text:p>
      <text:p text:style-name="P49"><text:s text:c="4"/>/*</text:p>
      <text:p text:style-name="P49"><text:s text:c="4"/>if(awto &amp;&amp; (readFromFile||repeat)){</text:p>
      <text:p text:style-name="P49"><text:s text:c="8"/>printStr("Warning! -A is incompatable with <text:s/>-r and -i. These are ignored!\n");</text:p>
      <text:p text:style-name="P49"><text:s text:c="8"/>readFromFile=repeat=false;</text:p>
      <text:p text:style-name="P49"><text:s text:c="4"/>}*/</text:p>
      <text:p text:style-name="P49">/*</text:p>
      <text:p text:style-name="P49"><text:s text:c="4"/>if((readFromFile||printToFile)&amp;&amp;repeat){</text:p>
      <text:p text:style-name="P49"><text:s text:c="8"/>repeat=false;</text:p>
      <text:p text:style-name="P49"><text:s text:c="8"/>printStr("Warning! -i and -o are incompatable with <text:s/>-r. -r is ignored!\n");</text:p>
      <text:p text:style-name="P49"><text:s text:c="4"/>}</text:p>
      <text:p text:style-name="P49"><text:s text:c="4"/>*/</text:p>
      <text:p text:style-name="P49"/>
      <text:p text:style-name="P49"><text:s text:c="4"/>return 0;</text:p>
      <text:p text:style-name="P4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10-02T11:48:55.372545050</dc:date>
    <meta:print-date>2015-07-17T12:06:00</meta:print-date>
    <meta:editing-cycles>30</meta:editing-cycles>
    <meta:editing-duration>PT4H32M22S</meta:editing-duration>
    <meta:generator>LibreOffice/6.0.7.3$Linux_X86_64 LibreOffice_project/00m0$Build-3</meta:generator>
    <meta:document-statistic meta:table-count="1" meta:image-count="0" meta:object-count="1" meta:page-count="23" meta:paragraph-count="609" meta:word-count="2680" meta:character-count="21207" meta:non-whitespace-character-count="16778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уровень</mtext>
          </mstyle>
          <mo stretchy="false">(</mo>
          <mi>a</mi>
          <mi>,</mi>
          <mi>Т</mi>
          <mo stretchy="false">)</mo>
          <mrow>
            <mtext>  </mtext>
            <mo stretchy="false">=</mo>
            <mtext>  </mtext>
          </mrow>
          <mrow>
            <mo fence="true" stretchy="true">{</mo>
            <mrow>
              <mtable>
                <mtr>
                  <mtd>
                    <mrow>
                      <mn>1</mn>
                      <mtext> ,                              если </mtext>
                      <mrow>
                        <mi>а</mi>
                        <mo stretchy="false">−</mo>
                        <mtext> корень  дерева </mtext>
                      </mrow>
                      <mspace width="0.5em"/>
                      <mi>Т</mi>
                      <mrow/>
                    </mrow>
                  </mtd>
                </mtr>
                <mtr>
                  <mtd>
                    <mrow>
                      <mstyle mathvariant="italic">
                        <mtext>уровень</mtext>
                      </mstyle>
                      <mo stretchy="false">(</mo>
                      <mi>а</mi>
                      <mi>,</mi>
                      <msub>
                        <mi>Т</mi>
                        <mstyle mathsize="8pt">
                          <mi>i</mi>
                        </mstyle>
                      </msub>
                      <mrow>
                        <mo stretchy="false">)</mo>
                        <mo stretchy="false">+</mo>
                        <mn>1</mn>
                      </mrow>
                      <mi>,</mi>
                      <mtext>      если </mtext>
                      <mrow>
                        <mi>а</mi>
                        <mo stretchy="false">−</mo>
                        <mtext> не корень  дерева </mtext>
                      </mrow>
                      <mspace width="0.5em"/>
                      <mi>Т</mi>
                    </mrow>
                  </mtd>
                </mtr>
              </mtable>
            </mrow>
          </mrow>
        </mrow>
      </mstyle>
      <mrow/>
    </mrow>
    <annotation encoding="StarMath 5.0"> size 12{ ital "уровень"  \( a, Т \) "  "="  " left lbrace  matrix {
1" ,                              если "а  - " корень  дерева "`Т  {} ##
  ital "уровень"  \( а, Т rSub { size 8{i} }  \) +1,"      если "а  - " не корень  дерева "`Т
}  right none } {}</annotation>
  </semantics>
</math>
</file>